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1pt" style:font-size-asian="11pt" style:font-size-complex="11pt"/>
    </style:style>
    <style:style style:name="ce3" style:family="table-cell" style:parent-style-name="Default" style:data-style-name="N1">
      <style:table-cell-properties style:vertical-align="top" fo:wrap-option="wrap" style:repeat-content="false"/>
      <style:paragraph-properties fo:text-align="start" fo:margin-left="0cm"/>
      <style:text-properties style:font-name="Arial" style:font-name-asian="Arial" style:font-name-complex="Arial" fo:font-size="11pt" style:font-size-asian="11pt" style:font-size-complex="11pt"/>
    </style:style>
    <style:style style:name="ce4" style:family="table-cell" style:parent-style-name="Default" style:data-style-name="N3">
      <style:table-cell-properties style:vertical-align="top" fo:wrap-option="wrap" style:repeat-content="false"/>
      <style:paragraph-properties fo:text-align="start" fo:margin-left="0cm"/>
      <style:text-properties style:font-name="Arial" style:font-name-asian="Arial" style:font-name-complex="Arial" fo:font-size="11pt" style:font-size-asian="11pt" style:font-size-complex="11pt"/>
    </style:style>
    <style:style style:name="ce5" style:family="table-cell" style:parent-style-name="Default" style:data-style-name="N0">
      <style:table-cell-properties fo:border-top="none" fo:border-bottom="none" fo:border-left="2pt solid #D9D9D9" fo:border-right="none"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6" style:family="table-cell" style:parent-style-name="Default" style:data-style-name="N2">
      <style:table-cell-properties style:vertical-align="top" fo:wrap-option="wrap" style:repeat-content="false"/>
      <style:paragraph-properties fo:text-align="start" fo:margin-left="0cm"/>
      <style:text-properties style:font-name="Arial" style:font-name-asian="Arial" style:font-name-complex="Arial" fo:font-size="11pt" style:font-size-asian="11pt" style:font-size-complex="11pt"/>
    </style:style>
    <style:style style:name="ce7" style:family="table-cell" style:parent-style-name="Default" style:data-style-name="N0">
      <style:table-cell-properties style:vertical-align="top" fo:wrap-option="wrap" fo:background-color="#FFFF00" style:repeat-content="false"/>
      <style:paragraph-properties fo:text-align="start" fo:margin-left="0cm"/>
      <style:text-properties style:font-name="Arial" style:font-name-asian="Arial" style:font-name-complex="Arial" fo:font-size="11pt" style:font-size-asian="11pt" style:font-size-complex="11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4.65666666666667cm"/>
    </style:style>
    <style:style style:name="co2" style:family="table-column">
      <style:table-column-properties fo:break-before="auto" style:column-width="4.57729166666667cm"/>
    </style:style>
    <style:style style:name="co3" style:family="table-column">
      <style:table-column-properties fo:break-before="auto" style:column-width="2.32833333333333cm"/>
    </style:style>
    <style:style style:name="co4" style:family="table-column">
      <style:table-column-properties fo:break-before="auto" style:column-width="4.048125cm" style:use-optimal-column-width="true"/>
    </style:style>
    <style:style style:name="co5" style:family="table-column">
      <style:table-column-properties fo:break-before="auto" style:column-width="2.301875cm"/>
    </style:style>
    <style:style style:name="co6" style:family="table-column">
      <style:table-column-properties fo:break-before="auto" style:column-width="2.2225cm" style:use-optimal-column-width="true"/>
    </style:style>
    <style:style style:name="co7" style:family="table-column">
      <style:table-column-properties fo:break-before="auto" style:column-width="21.5370833333333cm" style:use-optimal-column-width="true"/>
    </style:style>
    <style:style style:name="ro1" style:family="table-row">
      <style:table-row-properties style:row-height="28.5pt" style:use-optimal-row-height="true" fo:break-before="auto"/>
    </style:style>
    <style:style style:name="ro2" style:family="table-row">
      <style:table-row-properties style:row-height="99.7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85.5pt" style:use-optimal-row-height="true" fo:break-before="auto"/>
    </style:style>
    <style:style style:name="ro6" style:family="table-row">
      <style:table-row-properties style:row-height="71.25pt" style:use-optimal-row-height="true" fo:break-before="auto"/>
    </style:style>
    <style:style style:name="ro7" style:family="table-row">
      <style:table-row-properties style:row-height="156.75pt" style:use-optimal-row-height="true" fo:break-before="auto"/>
    </style:style>
    <style:style style:name="ro8" style:family="table-row">
      <style:table-row-properties style:row-height="114pt" style:use-optimal-row-height="true" fo:break-before="auto"/>
    </style:style>
    <style:style style:name="ro9" style:family="table-row">
      <style:table-row-properties style:row-height="128.25pt" style:use-optimal-row-height="true" fo:break-before="auto"/>
    </style:style>
    <style:style style:name="ro10" style:family="table-row">
      <style:table-row-properties style:row-height="171pt" style:use-optimal-row-height="true" fo:break-before="auto"/>
    </style:style>
    <style:style style:name="ro11"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Hoja1" table:style-name="ta1">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6"/>
        <table:table-column table:style-name="co5" table:number-columns-repeated="2" table:default-cell-style-name="ce2"/>
        <table:table-column table:style-name="co6" table:default-cell-style-name="ce2"/>
        <table:table-column table:style-name="co7" table:default-cell-style-name="ce2"/>
        <table:table-column table:style-name="co5" table:number-columns-repeated="1015" table:default-cell-style-name="ce2"/>
        <table:table-column table:style-name="co3" table:number-columns-repeated="15360" table:default-cell-style-name="ce2"/>
        <table:table-row table:style-name="ro1">
          <table:table-cell office:value-type="string" table:style-name="ce2">
            <text:p>idpregrado</text:p>
          </table:table-cell>
          <table:table-cell office:value-type="string" table:style-name="ce2">
            <text:p>nombre</text:p>
          </table:table-cell>
          <table:table-cell office:value-type="string" table:style-name="ce2">
            <text:p>precio</text:p>
          </table:table-cell>
          <table:table-cell office:value-type="string" table:style-name="ce2">
            <text:p>iduniversidad</text:p>
          </table:table-cell>
          <table:table-cell office:value-type="string" table:style-name="ce2">
            <text:p>titulo</text:p>
          </table:table-cell>
          <table:table-cell office:value-type="string" table:style-name="ce2">
            <text:p>disciplina</text:p>
          </table:table-cell>
          <table:table-cell office:value-type="string" table:style-name="ce2">
            <text:p>duracion</text:p>
          </table:table-cell>
          <table:table-cell office:value-type="string" table:style-name="ce2">
            <text:p>salariopromedio</text:p>
          </table:table-cell>
          <table:table-cell office:value-type="string" table:style-name="ce2">
            <text:p>descripcion</text:p>
          </table:table-cell>
          <table:table-cell table:number-columns-repeated="16375"/>
        </table:table-row>
        <table:table-row table:style-name="ro2">
          <table:table-cell office:value-type="float" office:value="1" table:style-name="ce2">
            <text:p>1</text:p>
          </table:table-cell>
          <table:table-cell office:value-type="string" table:style-name="ce2">
            <text:p>ADMINISTRACIÓN DE EMPRESAS</text:p>
          </table:table-cell>
          <table:table-cell office:value-type="string" table:style-name="ce2">
            <text:p>no disponible</text:p>
          </table:table-cell>
          <table:table-cell office:value-type="float" office:value="7" table:style-name="ce2">
            <text:p>7</text:p>
          </table:table-cell>
          <table:table-cell office:value-type="string" table:style-name="ce2">
            <text:p>ADMINISTRADOR DE EMPRESAS</text:p>
          </table:table-cell>
          <table:table-cell office:value-type="string" table:style-name="ce2">
            <text:p>Administrativas</text:p>
          </table:table-cell>
          <table:table-cell office:value-type="float" office:value="10" table:style-name="ce3">
            <text:p>10</text:p>
          </table:table-cell>
          <table:table-cell office:value-type="float" office:value="1787672" table:style-name="ce4">
            <text:p>1.787.672</text:p>
          </table:table-cell>
          <table:table-cell office:value-type="string" table:style-name="ce5">
            <text:p>El Programa de Administración, en concordancia con el objeto de la Universidad de Antioquia, de búsqueda, desarrollo y difusión del conocimiento en los campos de las humanidades, la ciencia, las artes, la filosofía, la técnica y la tecnología, busca la formación integral del futuro egresado mediante la adopción de estrategias de enseñanza - aprendizaje centradas en el estudiante, con énfasis en el servicio social, el sentido crítico y la capacidad investigativa. Como objetivo general, pretende: Construir y desarrollar con los estudiantes, los conocimientos, habilidades, capacidades y competencias necesarias para desempeñarse en las organizaciones, contribuyendo a que éstas sean productivas y competitivas.</text:p>
          </table:table-cell>
          <table:table-cell table:number-columns-repeated="16375"/>
        </table:table-row>
        <table:table-row table:style-name="ro3">
          <table:table-cell office:value-type="float" office:value="2" table:style-name="ce2">
            <text:p>2</text:p>
          </table:table-cell>
          <table:table-cell office:value-type="string" table:style-name="ce2">
            <text:p>ADMINISTRACIÓN EN SALUD: GESTIÓN DE SERVICIOS DE SALUD</text:p>
          </table:table-cell>
          <table:table-cell office:value-type="string" table:style-name="ce2">
            <text:p>no disponible</text:p>
          </table:table-cell>
          <table:table-cell office:value-type="float" office:value="7" table:style-name="ce2">
            <text:p>7</text:p>
          </table:table-cell>
          <table:table-cell office:value-type="string" table:style-name="ce2">
            <text:p>ADMINISTRADOR EN SALUD: GESTIÓN DE SERVICIOS DE SALUD</text:p>
          </table:table-cell>
          <table:table-cell office:value-type="string" table:style-name="ce2">
            <text:p>Administrativas</text:p>
          </table:table-cell>
          <table:table-cell office:value-type="string" table:style-name="ce6">
            <text:p>8 </text:p>
          </table:table-cell>
          <table:table-cell office:value-type="float" office:value="2424898" table:style-name="ce4">
            <text:p>2.424.898</text:p>
          </table:table-cell>
          <table:table-cell office:value-type="string" table:style-name="ce2">
            <text:p>La administración en salud o administración sanitaria es la ciencia social y técnica relacionada con la planificación, organización, dirección y control de las empresas públicas y privadas del sector salud, medio ambiente, recursos naturales, saneamiento básico urbano y rural, innovación tecnológica, mediante la optimización de recursos financieros, tecnológicos y humanos.<text:s/></text:p>
          </table:table-cell>
          <table:table-cell table:number-columns-repeated="16375"/>
        </table:table-row>
        <table:table-row table:style-name="ro3">
          <table:table-cell office:value-type="float" office:value="3" table:style-name="ce2">
            <text:p>3</text:p>
          </table:table-cell>
          <table:table-cell office:value-type="string" table:style-name="ce2">
            <text:p>ADMINISTRACIÓN EN SALUD: GESTION SANITARIA Y AMBIENTAL</text:p>
          </table:table-cell>
          <table:table-cell office:value-type="string" table:style-name="ce2">
            <text:p>no disponible</text:p>
          </table:table-cell>
          <table:table-cell office:value-type="float" office:value="7" table:style-name="ce2">
            <text:p>7</text:p>
          </table:table-cell>
          <table:table-cell office:value-type="string" table:style-name="ce2">
            <text:p>ADMINISTRADOR EN SALUD: GESTION SANITARIA Y AMBIENTAL</text:p>
          </table:table-cell>
          <table:table-cell office:value-type="string" table:style-name="ce2">
            <text:p>Administrativas</text:p>
          </table:table-cell>
          <table:table-cell office:value-type="string" table:style-name="ce6">
            <text:p>8 </text:p>
          </table:table-cell>
          <table:table-cell office:value-type="float" office:value="1855712" table:style-name="ce4">
            <text:p>1.855.712</text:p>
          </table:table-cell>
          <table:table-cell office:value-type="string" table:style-name="ce2">
            <text:p>La administración en salud o administración sanitaria es la ciencia social y técnica relacionada con la planificación, organización, dirección y control de las empresas públicas y privadas del sector salud, medio ambiente, recursos naturales, saneamiento básico urbano y rural, innovación tecnológica, mediante la optimización de recursos financieros, tecnológicos y humanos.<text:s/></text:p>
          </table:table-cell>
          <table:table-cell table:number-columns-repeated="16375"/>
        </table:table-row>
        <table:table-row table:style-name="ro4">
          <table:table-cell office:value-type="float" office:value="4" table:style-name="ce2">
            <text:p>4</text:p>
          </table:table-cell>
          <table:table-cell office:value-type="string" table:style-name="ce2">
            <text:p>ANTROPOLOGÍA</text:p>
          </table:table-cell>
          <table:table-cell office:value-type="string" table:style-name="ce2">
            <text:p>no disponible</text:p>
          </table:table-cell>
          <table:table-cell office:value-type="float" office:value="7" table:style-name="ce2">
            <text:p>7</text:p>
          </table:table-cell>
          <table:table-cell office:value-type="string" table:style-name="ce2">
            <text:p>ANTROPÓLOGO</text:p>
          </table:table-cell>
          <table:table-cell office:value-type="string" table:style-name="ce2">
            <text:p>Ciencias Sociales y Humanas</text:p>
          </table:table-cell>
          <table:table-cell office:value-type="string" table:style-name="ce6">
            <text:p>8 </text:p>
          </table:table-cell>
          <table:table-cell office:value-type="float" office:value="2047269" table:style-name="ce4">
            <text:p>2.047.269</text:p>
          </table:table-cell>
          <table:table-cell office:value-type="string" table:style-name="ce2">
            <text:p>El egresado del programa está en condiciones de asumir roles ocupacionales diversos relacionados con el estudio del ser humano en su dimensión biológica y cultural, la vida social y la cultura, y con la intervención en procesos relacionados con estos ámbitos y dimensiones</text:p>
          </table:table-cell>
          <table:table-cell table:number-columns-repeated="16375"/>
        </table:table-row>
        <table:table-row table:style-name="ro4">
          <table:table-cell office:value-type="float" office:value="5" table:style-name="ce2">
            <text:p>5</text:p>
          </table:table-cell>
          <table:table-cell office:value-type="string" table:style-name="ce2">
            <text:p>ARCHIVÍSTICA</text:p>
          </table:table-cell>
          <table:table-cell office:value-type="string" table:style-name="ce2">
            <text:p>no disponible</text:p>
          </table:table-cell>
          <table:table-cell office:value-type="float" office:value="7" table:style-name="ce2">
            <text:p>7</text:p>
          </table:table-cell>
          <table:table-cell office:value-type="string" table:style-name="ce2">
            <text:p>ARCHIVISTA</text:p>
          </table:table-cell>
          <table:table-cell office:value-type="string" table:style-name="ce2">
            <text:p>Ciencias Sociales y Humanas</text:p>
          </table:table-cell>
          <table:table-cell office:value-type="string" table:style-name="ce6">
            <text:p>8 </text:p>
          </table:table-cell>
          <table:table-cell table:style-name="ce7"/>
          <table:table-cell office:value-type="string" table:style-name="ce2">
            <text:p>La archivística o archivología, en algunos países archivonomía es el estudio teórico y práctico de los principios, procedimientos y problemas concernientes al almacenamiento de documentos, buscando que dicha documentación se mantenga en el tiempo, pueda ser consultada y clasificada.</text:p>
          </table:table-cell>
          <table:table-cell table:number-columns-repeated="16375"/>
        </table:table-row>
        <table:table-row table:style-name="ro5">
          <table:table-cell office:value-type="float" office:value="6" table:style-name="ce2">
            <text:p>6</text:p>
          </table:table-cell>
          <table:table-cell office:value-type="string" table:style-name="ce2">
            <text:p>ARTE DRAMÁTICO</text:p>
          </table:table-cell>
          <table:table-cell office:value-type="string" table:style-name="ce2">
            <text:p>no disponible</text:p>
          </table:table-cell>
          <table:table-cell office:value-type="float" office:value="7" table:style-name="ce2">
            <text:p>7</text:p>
          </table:table-cell>
          <table:table-cell office:value-type="string" table:style-name="ce2">
            <text:p>MAESTRO EN ARTE DRAMÁTICO</text:p>
          </table:table-cell>
          <table:table-cell office:value-type="string" table:style-name="ce2">
            <text:p>Artes</text:p>
          </table:table-cell>
          <table:table-cell office:value-type="string" table:style-name="ce6">
            <text:p>8 </text:p>
          </table:table-cell>
          <table:table-cell office:value-type="float" office:value="1363427" table:style-name="ce4">
            <text:p>1.363.427</text:p>
          </table:table-cell>
          <table:table-cell office:value-type="string" table:style-name="ce2">
            <text:p>Los Maestros en Arte Dramático de la Universidad de Antioquia son capaces de usar los conocimientos y experiencias logrados en el desarrollo de sus estudios y aplicarlos en la actuación en distintos medios; en la asistencia de dirección de diferentes montajes; en la gestión cultural y administración de proyectos artísticos; en la producción de piezas y performances; en la investigación teatral (teórica o aplicada); y en la realización de cualquier tipo de montaje de arte dramático y musical. El Maestro en Arte Dramático será capaz de trabajar en equipo vinculando diferentes disciplinas, atendiendo a las exigencias que conllevan las diferentes manifestaciones de la dramaturgia.</text:p>
          </table:table-cell>
          <table:table-cell table:number-columns-repeated="16375"/>
        </table:table-row>
        <table:table-row table:style-name="ro3">
          <table:table-cell office:value-type="float" office:value="7" table:style-name="ce2">
            <text:p>7</text:p>
          </table:table-cell>
          <table:table-cell office:value-type="string" table:style-name="ce2">
            <text:p>ARTES PLÁSTICAS</text:p>
          </table:table-cell>
          <table:table-cell office:value-type="string" table:style-name="ce2">
            <text:p>no disponible</text:p>
          </table:table-cell>
          <table:table-cell office:value-type="float" office:value="7" table:style-name="ce2">
            <text:p>7</text:p>
          </table:table-cell>
          <table:table-cell office:value-type="string" table:style-name="ce2">
            <text:p>MAESTRO EN ARTES PLÁSTICAS</text:p>
          </table:table-cell>
          <table:table-cell office:value-type="string" table:style-name="ce2">
            <text:p>Artes</text:p>
          </table:table-cell>
          <table:table-cell office:value-type="string" table:style-name="ce6">
            <text:p>8 </text:p>
          </table:table-cell>
          <table:table-cell office:value-type="float" office:value="1327555" table:style-name="ce4">
            <text:p>1.327.555</text:p>
          </table:table-cell>
          <table:table-cell office:value-type="string" table:style-name="ce2">
            <text:p>Las artes plásticas es la rama del arte que agrupa aquellas formas de arte que utilizan materiales capaces de ser modificados o moldeados por el artista para crear una obra. Incluidas dentro de las Bellas Artes, el termino artes plásticas aparece a principios del siglo XIX para referirse a  escultura, dibujo, arquitectura, grabado, cerámica, orfebrería y pintura mural para diferenciarlas de otras ramas de las bellas artes como la literatura o la danza.</text:p>
          </table:table-cell>
          <table:table-cell table:number-columns-repeated="16375"/>
        </table:table-row>
        <table:table-row table:style-name="ro6">
          <table:table-cell office:value-type="float" office:value="8" table:style-name="ce2">
            <text:p>8</text:p>
          </table:table-cell>
          <table:table-cell office:value-type="string" table:style-name="ce2">
            <text:p>ASTRONOMÍA</text:p>
          </table:table-cell>
          <table:table-cell office:value-type="string" table:style-name="ce2">
            <text:p>no disponible</text:p>
          </table:table-cell>
          <table:table-cell office:value-type="float" office:value="7" table:style-name="ce2">
            <text:p>7</text:p>
          </table:table-cell>
          <table:table-cell office:value-type="string" table:style-name="ce2">
            <text:p>ASTRÓNOMO</text:p>
          </table:table-cell>
          <table:table-cell office:value-type="string" table:style-name="ce2">
            <text:p>Ciencias Naturales y Matematicas</text:p>
          </table:table-cell>
          <table:table-cell office:value-type="string" table:style-name="ce6">
            <text:p>10 </text:p>
          </table:table-cell>
          <table:table-cell table:style-name="ce7"/>
          <table:table-cell office:value-type="string" table:style-name="ce2">
            <text:p>Es la ciencia que se ocupa del estudio de los cuerpos celestesdel universo, incluidos los planetas y sus satélites, los cometas y meteoroides, las estrellas y la <text:span text:style-name="T2">materia interestelar</text:span>, los sistemas demateria oscura, estrellas, gas y polvo llamados galaxias y los cúmulos de galaxias; por lo que estudia sus movimientos y los fenómenos ligados a ellos. Su registro y la investigación de su origen viene a partir de la información que llega de ellos a través de la radiación electromagnética o de cualquier otro medio.</text:p>
          </table:table-cell>
          <table:table-cell table:number-columns-repeated="16375"/>
        </table:table-row>
        <table:table-row table:style-name="ro2">
          <table:table-cell office:value-type="float" office:value="9" table:style-name="ce2">
            <text:p>9</text:p>
          </table:table-cell>
          <table:table-cell office:value-type="string" table:style-name="ce2">
            <text:p>BIBLIOTECOLOGÍA</text:p>
          </table:table-cell>
          <table:table-cell office:value-type="string" table:style-name="ce2">
            <text:p>no disponible</text:p>
          </table:table-cell>
          <table:table-cell office:value-type="float" office:value="7" table:style-name="ce2">
            <text:p>7</text:p>
          </table:table-cell>
          <table:table-cell office:value-type="string" table:style-name="ce2">
            <text:p>BIBLIOTECÓLOGO</text:p>
          </table:table-cell>
          <table:table-cell office:value-type="string" table:style-name="ce2">
            <text:p>Administrativas</text:p>
          </table:table-cell>
          <table:table-cell office:value-type="string" table:style-name="ce6">
            <text:p>8 </text:p>
          </table:table-cell>
          <table:table-cell office:value-type="float" office:value="2031495" table:style-name="ce4">
            <text:p>2.031.495</text:p>
          </table:table-cell>
          <table:table-cell office:value-type="string" table:style-name="ce2">
            <text:p>El bibliotecario es la persona que está encargada de la administración de una biblioteca, lugar en el cual se guardan libros y en general, todo tipo de material impreso que se exhibe y puede ser utilizado por el público. En este sentido, el bibliotecólogo o bibliotecario, ha realizado estudios que le permiten realizar de manera correcta su trabajo, sobre todo en el caso de la clasificación bibliográfica que es la base para organizar todo el material de la biblioteca y ofrecer entonces a los usuarios una buena búsqueda y optimizar los tiempos para encontrar los materiales que se necesiten.</text:p>
            <text:p/>
            <text:p/>
          </table:table-cell>
          <table:table-cell table:number-columns-repeated="16375"/>
        </table:table-row>
        <table:table-row table:style-name="ro3">
          <table:table-cell office:value-type="float" office:value="10" table:style-name="ce2">
            <text:p>10</text:p>
          </table:table-cell>
          <table:table-cell office:value-type="string" table:style-name="ce2">
            <text:p>BIOINGENIERÍA</text:p>
          </table:table-cell>
          <table:table-cell office:value-type="string" table:style-name="ce2">
            <text:p>no disponible</text:p>
          </table:table-cell>
          <table:table-cell office:value-type="float" office:value="7" table:style-name="ce2">
            <text:p>7</text:p>
          </table:table-cell>
          <table:table-cell office:value-type="string" table:style-name="ce2">
            <text:p>BIOINGENIERO</text:p>
          </table:table-cell>
          <table:table-cell office:value-type="string" table:style-name="ce2">
            <text:p>Ingenierias</text:p>
          </table:table-cell>
          <table:table-cell office:value-type="string" table:style-name="ce6">
            <text:p>10 </text:p>
          </table:table-cell>
          <table:table-cell office:value-type="float" office:value="1880743" table:style-name="ce4">
            <text:p>1.880.743</text:p>
          </table:table-cell>
          <table:table-cell office:value-type="string" table:style-name="ce2">
            <text:p>El Programa de Bioingeniería de la Universidad de Antioquia está comprometido con la generación, aplicación y difusión del conocimiento propio de la ingeniería, aplicado a las áreas de la vida. Tendrá una gran vocación de servicio, de respeto por las instituciones que requieran de éstos y, sobre todo, formará profesionales capaces, íntegros, con capacidad para innovar, transformar y mejorar el entorno en el cual les corresponda desempeñarse.</text:p>
          </table:table-cell>
          <table:table-cell table:number-columns-repeated="16375"/>
        </table:table-row>
        <table:table-row table:style-name="ro7">
          <table:table-cell office:value-type="float" office:value="11" table:style-name="ce2">
            <text:p>11</text:p>
          </table:table-cell>
          <table:table-cell office:value-type="string" table:style-name="ce2">
            <text:p>BIOLOGÍA</text:p>
          </table:table-cell>
          <table:table-cell office:value-type="string" table:style-name="ce2">
            <text:p>no disponible</text:p>
          </table:table-cell>
          <table:table-cell office:value-type="float" office:value="7" table:style-name="ce2">
            <text:p>7</text:p>
          </table:table-cell>
          <table:table-cell office:value-type="string" table:style-name="ce2">
            <text:p>BIÓLOGO</text:p>
          </table:table-cell>
          <table:table-cell office:value-type="string" table:style-name="ce2">
            <text:p>Ciencias Ambientales</text:p>
          </table:table-cell>
          <table:table-cell office:value-type="string" table:style-name="ce6">
            <text:p>10 </text:p>
          </table:table-cell>
          <table:table-cell office:value-type="float" office:value="1555907" table:style-name="ce4">
            <text:p>1.555.907</text:p>
          </table:table-cell>
          <table:table-cell office:value-type="string" table:style-name="ce2">
            <text:p>El biólogo de la Universidad de Antioquia posee una sólida fundamentación básica y epistemológica; entiende que su disciplina tiene como marco la evolución orgánica. Su solvencia conceptual y metodológica estará matizada por el énfasis en al menos una de las siguientes áreas: 1) Genética, Biología Celular y Molecular; 2) Sistemática; 3) Ecología de Poblaciones, Comunidades y Ecosistemas; 4) Biotecnología.</text:p>
            <text:p>Estará en capacidad de contribuir al progreso del País mediante la investigación básica y aplicada, la docencia y las consultorías y asesorías en diferentes áreas de las ciencias biológicas. Podrá participar con calidad, en estudios e investigación sobre la biodiversidad regional, nacional e internacional; aportar al diseño y gestión de programas de conservación, manejo y uso sostenible de los recursos naturales; conformar y coordinar grupos de investigación multidisciplinarios y, con mentalidad innovadora, desarrollar tecnologías apropiadas en la búsqueda de soluciones a problemas en áreas de la educación, la salud, la industria agropecuaria y otras industrias así como los relacionados con el medio ambiente.</text:p>
          </table:table-cell>
          <table:table-cell table:number-columns-repeated="16375"/>
        </table:table-row>
        <table:table-row table:style-name="ro4">
          <table:table-cell office:value-type="float" office:value="12" table:style-name="ce2">
            <text:p>12</text:p>
          </table:table-cell>
          <table:table-cell office:value-type="string" table:style-name="ce2">
            <text:p>CIENCIA POLÍTICA</text:p>
          </table:table-cell>
          <table:table-cell office:value-type="string" table:style-name="ce2">
            <text:p>no disponible</text:p>
          </table:table-cell>
          <table:table-cell office:value-type="float" office:value="7" table:style-name="ce2">
            <text:p>7</text:p>
          </table:table-cell>
          <table:table-cell office:value-type="string" table:style-name="ce2">
            <text:p>POLITÓLOGO</text:p>
          </table:table-cell>
          <table:table-cell office:value-type="string" table:style-name="ce2">
            <text:p>Ciencias Sociales y Humanas</text:p>
          </table:table-cell>
          <table:table-cell office:value-type="string" table:style-name="ce6">
            <text:p>8 </text:p>
          </table:table-cell>
          <table:table-cell office:value-type="float" office:value="849900" table:style-name="ce4">
            <text:p>849.900</text:p>
          </table:table-cell>
          <table:table-cell table:number-columns-repeated="16376" table:style-name="ce2"/>
        </table:table-row>
        <table:table-row table:style-name="ro5">
          <table:table-cell office:value-type="float" office:value="13" table:style-name="ce2">
            <text:p>13</text:p>
          </table:table-cell>
          <table:table-cell office:value-type="string" table:style-name="ce2">
            <text:p>COMUNICACIÓN AUDIOVISUAL Y MULTIMEDIAL</text:p>
          </table:table-cell>
          <table:table-cell office:value-type="string" table:style-name="ce2">
            <text:p>no disponible</text:p>
          </table:table-cell>
          <table:table-cell office:value-type="float" office:value="7" table:style-name="ce2">
            <text:p>7</text:p>
          </table:table-cell>
          <table:table-cell office:value-type="string" table:style-name="ce2">
            <text:p>COMUNICADOR AUDIOVISUAL Y MULTIMEDIAL</text:p>
          </table:table-cell>
          <table:table-cell office:value-type="string" table:style-name="ce2">
            <text:p>Ciencias Sociales y Humanas</text:p>
          </table:table-cell>
          <table:table-cell office:value-type="string" table:style-name="ce6">
            <text:p>8 </text:p>
          </table:table-cell>
          <table:table-cell office:value-type="float" office:value="1471000" table:style-name="ce4">
            <text:p>1.471.000</text:p>
          </table:table-cell>
          <table:table-cell office:value-type="string" table:style-name="ce2">
            <text:p>Un comunicador audiovisual y multimedia:– Planificar, gestionar y presentar proyectos de comunicación integrando el uso de herramientas multimediales y audiovisuales.</text:p>
            <text:p>– Producción y postproducción de documentales, animaciones, vídeos institucionales, videoclips y cortometrajes.</text:p>
            <text:p>– Diseñar y producir material multimedia con fines educativos, institucionales, publicitarios y de entretenimiento.</text:p>
            <text:p>– Planificar y desarrollar productos y estrategias de comunicación para medios tradicionales y digitales.</text:p>
            <text:p>– Producción y manejo de redes sociales.</text:p>
          </table:table-cell>
          <table:table-cell table:number-columns-repeated="16375"/>
        </table:table-row>
        <table:table-row table:style-name="ro4">
          <table:table-cell office:value-type="float" office:value="14" table:style-name="ce2">
            <text:p>14</text:p>
          </table:table-cell>
          <table:table-cell office:value-type="string" table:style-name="ce2">
            <text:p>COMUNICACIÓN SOCIAL</text:p>
          </table:table-cell>
          <table:table-cell office:value-type="string" table:style-name="ce2">
            <text:p>no disponible</text:p>
          </table:table-cell>
          <table:table-cell office:value-type="float" office:value="7" table:style-name="ce2">
            <text:p>7</text:p>
          </table:table-cell>
          <table:table-cell office:value-type="string" table:style-name="ce2">
            <text:p>COMUNICADOR SOCIAL - PERIODISTA</text:p>
          </table:table-cell>
          <table:table-cell office:value-type="string" table:style-name="ce2">
            <text:p>Ciencias Sociales y Humanas</text:p>
          </table:table-cell>
          <table:table-cell office:value-type="string" table:style-name="ce6">
            <text:p>8 </text:p>
          </table:table-cell>
          <table:table-cell office:value-type="float" office:value="1945447" table:style-name="ce4">
            <text:p>1.945.447</text:p>
          </table:table-cell>
          <table:table-cell office:value-type="string" table:style-name="ce2">
            <text:p>La comunicación social es un campo de estudios interdisciplinarios que investigan la información y la expresión, los medios de difusión masivos y las industrias culturales. Sus conceptos teóricos provienen primordialmente de la sociología, seguidos del periodismo y la filosofía.</text:p>
          </table:table-cell>
          <table:table-cell table:number-columns-repeated="16375"/>
        </table:table-row>
        <table:table-row table:style-name="ro3">
          <table:table-cell office:value-type="float" office:value="15" table:style-name="ce2">
            <text:p>15</text:p>
          </table:table-cell>
          <table:table-cell office:value-type="string" table:style-name="ce2">
            <text:p>COMUNICACIONES</text:p>
          </table:table-cell>
          <table:table-cell office:value-type="string" table:style-name="ce2">
            <text:p>no disponible</text:p>
          </table:table-cell>
          <table:table-cell office:value-type="float" office:value="7" table:style-name="ce2">
            <text:p>7</text:p>
          </table:table-cell>
          <table:table-cell office:value-type="string" table:style-name="ce2">
            <text:p>COMUNICADOR</text:p>
          </table:table-cell>
          <table:table-cell office:value-type="string" table:style-name="ce2">
            <text:p>Ciencias Sociales y Humanas</text:p>
          </table:table-cell>
          <table:table-cell office:value-type="string" table:style-name="ce6">
            <text:p>8 </text:p>
          </table:table-cell>
          <table:table-cell office:value-type="float" office:value="1521054" table:style-name="ce4">
            <text:p>1.521.054</text:p>
          </table:table-cell>
          <table:table-cell office:value-type="string" office:string-value="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 table:formula="of:=[.I67]" table:style-name="ce2">
            <text:p>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text:p>
          </table:table-cell>
          <table:table-cell table:number-columns-repeated="16375"/>
        </table:table-row>
        <table:table-row table:style-name="ro8">
          <table:table-cell office:value-type="float" office:value="16" table:style-name="ce2">
            <text:p>16</text:p>
          </table:table-cell>
          <table:table-cell office:value-type="string" table:style-name="ce2">
            <text:p>CONTADURÍA</text:p>
          </table:table-cell>
          <table:table-cell office:value-type="string" table:style-name="ce2">
            <text:p>no disponible</text:p>
          </table:table-cell>
          <table:table-cell office:value-type="float" office:value="7" table:style-name="ce2">
            <text:p>7</text:p>
          </table:table-cell>
          <table:table-cell office:value-type="string" table:style-name="ce2">
            <text:p>CONTADOR PÚBLICO</text:p>
          </table:table-cell>
          <table:table-cell office:value-type="string" table:style-name="ce2">
            <text:p>Administrativas</text:p>
          </table:table-cell>
          <table:table-cell office:value-type="string" table:style-name="ce6">
            <text:p>10 </text:p>
          </table:table-cell>
          <table:table-cell office:value-type="float" office:value="1735197" table:style-name="ce4">
            <text:p>1.735.197</text:p>
          </table:table-cell>
          <table:table-cell office:value-type="string" table:style-name="ce2">
            <text:p>El contador público de la Universidad de Antioquia es una persona</text:p>
            <text:p>con significativa capacidad para desenvolverse en el medio contable.</text:p>
            <text:p>Muestra habilidades para el análisis de problemas, contribuyendo al</text:p>
            <text:p>desarrollo de los procesos que encaucen soluciones adecuadas y</text:p>
            <text:p>oportunas. Es razonador, creativo cuando se trata de diseños, tiene</text:p>
            <text:p>sólida formación conceptual, es diligente y dedicado a su trabajo.</text:p>
            <text:p>Manifiesta deseos de superación y perfeccionamiento en los campos</text:p>
            <text:p>personal y profesional.</text:p>
          </table:table-cell>
          <table:table-cell table:number-columns-repeated="16375"/>
        </table:table-row>
        <table:table-row table:style-name="ro9">
          <table:table-cell office:value-type="float" office:value="17" table:style-name="ce2">
            <text:p>17</text:p>
          </table:table-cell>
          <table:table-cell office:value-type="string" table:style-name="ce2">
            <text:p>DERECHO</text:p>
          </table:table-cell>
          <table:table-cell office:value-type="string" table:style-name="ce2">
            <text:p>no disponible</text:p>
          </table:table-cell>
          <table:table-cell office:value-type="float" office:value="7" table:style-name="ce2">
            <text:p>7</text:p>
          </table:table-cell>
          <table:table-cell office:value-type="string" table:style-name="ce2">
            <text:p>ABOGADO</text:p>
          </table:table-cell>
          <table:table-cell office:value-type="string" table:style-name="ce2">
            <text:p>Ciencias Sociales y Humanas</text:p>
          </table:table-cell>
          <table:table-cell office:value-type="string" table:style-name="ce6">
            <text:p>10 </text:p>
          </table:table-cell>
          <table:table-cell office:value-type="float" office:value="2185858" table:style-name="ce4">
            <text:p>2.185.858</text:p>
          </table:table-cell>
          <table:table-cell office:value-type="string" table:style-name="ce2">
            <text:p>Carrera dirigida a estudiantes con capacidad de reflexión y análisis crítico, interesados en el conocimiento jurídico y de otras ciencias relevantes para la comprensión del fenómeno jurídico, además de valorar los aspectos históricos de él y su importancia para la sociedad y el desarrollo del país.</text:p>
            <text:p/>
            <text:p>Campo laboral: Los abogados tienen amplias posibilidades de ejercicio de su profesión. La más frecuentada es el ejercicio libre e independiente, manteniendo una oficina de atención. El trabajo en el sistema ordinario de los tribunales de justicia del país, es otra importante alternativa. Además, pueden ejercer los cargos de asesores jurídicos de empresas, grupos, asociaciones y organizaciones de amplio espectro. El servicio diplomático, la docencia y los cargos de representación pública, son otras importantes opciones del ejercicio profesional.</text:p>
          </table:table-cell>
          <table:table-cell table:number-columns-repeated="16375"/>
        </table:table-row>
        <table:table-row table:style-name="ro8">
          <table:table-cell office:value-type="float" office:value="18" table:style-name="ce2">
            <text:p>18</text:p>
          </table:table-cell>
          <table:table-cell office:value-type="string" table:style-name="ce2">
            <text:p>ECONOMÍA</text:p>
          </table:table-cell>
          <table:table-cell office:value-type="string" table:style-name="ce2">
            <text:p>no disponible</text:p>
          </table:table-cell>
          <table:table-cell office:value-type="float" office:value="7" table:style-name="ce2">
            <text:p>7</text:p>
          </table:table-cell>
          <table:table-cell office:value-type="string" table:style-name="ce2">
            <text:p>ECONOMISTA</text:p>
          </table:table-cell>
          <table:table-cell office:value-type="string" table:style-name="ce2">
            <text:p>Administrativas</text:p>
          </table:table-cell>
          <table:table-cell office:value-type="string" table:style-name="ce6">
            <text:p>10 </text:p>
          </table:table-cell>
          <table:table-cell office:value-type="float" office:value="1836403" table:style-name="ce4">
            <text:p>1.836.403</text:p>
          </table:table-cell>
          <table:table-cell office:value-type="string" table:style-name="ce2">
            <text:p>La Facultad de Economía de la Universidad de Antioquia es reconocida como la mejor del país y una de las más importantes en América Latina, destacándose por un plan de formación académicamente sólido, permanentemente actualizado y estrechamente vinculado con los fenómenos económicos del país y del mundo; así como por una plana docente reconocida a nivel nacional e internacional por su excelente desempeño profesional.</text:p>
            <text:p><text:s/></text:p>
            <text:p>La Facultad de Economía se encarga de formar economistas académica, profesional y moralmente sólidos que destacan en los diversos campos en los que ejercen: el sector académico, el mundo empresarial, las instituciones públicas, los organismos internacionales y otras entidades sin fines de lucro.</text:p>
          </table:table-cell>
          <table:table-cell table:number-columns-repeated="16375"/>
        </table:table-row>
        <table:table-row table:style-name="ro5">
          <table:table-cell office:value-type="float" office:value="19" table:style-name="ce2">
            <text:p>19</text:p>
          </table:table-cell>
          <table:table-cell office:value-type="string" table:style-name="ce2">
            <text:p>ENFERMERÍA</text:p>
          </table:table-cell>
          <table:table-cell office:value-type="string" table:style-name="ce2">
            <text:p>no disponible</text:p>
          </table:table-cell>
          <table:table-cell office:value-type="float" office:value="7" table:style-name="ce2">
            <text:p>7</text:p>
          </table:table-cell>
          <table:table-cell office:value-type="string" table:style-name="ce2">
            <text:p>ENFERMERA (O)</text:p>
          </table:table-cell>
          <table:table-cell office:value-type="string" table:style-name="ce2">
            <text:p>Ciencias de la Salud</text:p>
          </table:table-cell>
          <table:table-cell office:value-type="string" table:style-name="ce6">
            <text:p>8 </text:p>
          </table:table-cell>
          <table:table-cell office:value-type="float" office:value="2605105" table:style-name="ce4">
            <text:p>2.605.105</text:p>
          </table:table-cell>
          <table:table-cell office:value-type="string" table:style-name="ce2">
            <text:p>La Facultad de Enfermería de la Universidad de Antioquia forma profesionales de enfermería en programas de pregrado y postgrado en la ciudad y en las regiones, así mismo apoya la formación postgraduada de otras disciplinas y la educación continua; con criterios de excelencia académica, ética, con responsabilidad social, sentido crítico y compromiso político. Busca incidir en el mejoramiento de la calidad de vida y en los procesos que intervienen en el cuidado de la salud del individuo, la familia y la comunidad con base en la disciplina de la enfermería, las ciencias humanas y ciencias sociales, mediante la docencia, la extensión y la investigación.</text:p>
          </table:table-cell>
          <table:table-cell table:number-columns-repeated="16375"/>
        </table:table-row>
        <table:table-row table:style-name="ro8">
          <table:table-cell office:value-type="float" office:value="20" table:style-name="ce2">
            <text:p>20</text:p>
          </table:table-cell>
          <table:table-cell office:value-type="string" table:style-name="ce2">
            <text:p>ENTRENAMIENTO DEPORTIVO</text:p>
          </table:table-cell>
          <table:table-cell office:value-type="string" table:style-name="ce2">
            <text:p>no disponible</text:p>
          </table:table-cell>
          <table:table-cell office:value-type="float" office:value="7" table:style-name="ce2">
            <text:p>7</text:p>
          </table:table-cell>
          <table:table-cell office:value-type="string" table:style-name="ce2">
            <text:p>PROFESIONAL EN ENTRENAMIENTO DEPORTIVO</text:p>
          </table:table-cell>
          <table:table-cell office:value-type="string" table:style-name="ce2">
            <text:p>Ciencias de la Salud</text:p>
          </table:table-cell>
          <table:table-cell office:value-type="string" table:style-name="ce6">
            <text:p>8 </text:p>
          </table:table-cell>
          <table:table-cell table:style-name="ce7"/>
          <table:table-cell office:value-type="string" table:style-name="ce2">
            <text:p>El pregrado en entrenamiento deportivo es un proyecto académico que además de responder a las necesidades del país y de la región, pretende contribuir a la transformación del Instituto Universitario de Educación Física de la Universidad de Antioquia; que se enmarca en el plan de desarrollo de dirección del Instituto, cumpliendo los lineamientos del plan de desarrollo de la universidad. El plan de estudios, así como los objetivos del pregrado se han formulado atendiendo además de la filosofía de la Universidad de Antioquia y del Instituto Universitario de Educación Física a los estándares internacionales de formación de entrenadores deportivos de universidades latinoamericanas (Instituto Superior de Cultura Física Manuel Fajardo), y europeas (Universidad de Goetingan, Universidad de Munich, Universidad de Granada) con quienes tenemos convenios de apoyo académico e investigativo.</text:p>
          </table:table-cell>
          <table:table-cell table:number-columns-repeated="16375"/>
        </table:table-row>
        <table:table-row table:style-name="ro5">
          <table:table-cell office:value-type="float" office:value="21" table:style-name="ce2">
            <text:p>21</text:p>
          </table:table-cell>
          <table:table-cell office:value-type="string" table:style-name="ce2">
            <text:p>ESTADÍSTICA</text:p>
          </table:table-cell>
          <table:table-cell office:value-type="string" table:style-name="ce2">
            <text:p>no disponible</text:p>
          </table:table-cell>
          <table:table-cell office:value-type="float" office:value="7" table:style-name="ce2">
            <text:p>7</text:p>
          </table:table-cell>
          <table:table-cell office:value-type="string" table:style-name="ce2">
            <text:p>ESTADÍSTICO</text:p>
          </table:table-cell>
          <table:table-cell office:value-type="string" table:style-name="ce2">
            <text:p>Ciencias Naturales y Matematicas</text:p>
          </table:table-cell>
          <table:table-cell office:value-type="float" office:value="9" table:style-name="ce3">
            <text:p>9</text:p>
          </table:table-cell>
          <table:table-cell table:style-name="ce7"/>
          <table:table-cell office:value-type="string" table:style-name="ce2">
            <text:p>El estadístico de la Universidad <text:s/>de Antioquia es un profesional formado y capacitado dentro de una rigurosa disciplina académica para que desarrolle funciones estratégicas en la planeación de investigaciones, en gestión de procesos de acopio de datos y de liderazgo y ejecución en el análisis de los mismos, ejerciendo su profesión de manera interdisciplinaria como canal comunicativo inmanente del grupo a través de la aplicación, adaptación o autoría de procedimientos, métodos o algoritmos estadísticos y de la custodia por las buenas prácticas en cumplimiento de su responsabilidad social</text:p>
          </table:table-cell>
          <table:table-cell table:number-columns-repeated="16375"/>
        </table:table-row>
        <table:table-row table:style-name="ro2">
          <table:table-cell office:value-type="float" office:value="22" table:style-name="ce2">
            <text:p>22</text:p>
          </table:table-cell>
          <table:table-cell office:value-type="string" table:style-name="ce2">
            <text:p>FILOSOFÍA</text:p>
          </table:table-cell>
          <table:table-cell office:value-type="string" table:style-name="ce2">
            <text:p>no disponible</text:p>
          </table:table-cell>
          <table:table-cell office:value-type="float" office:value="7" table:style-name="ce2">
            <text:p>7</text:p>
          </table:table-cell>
          <table:table-cell office:value-type="string" table:style-name="ce2">
            <text:p>FILÓSOFO</text:p>
          </table:table-cell>
          <table:table-cell office:value-type="string" table:style-name="ce2">
            <text:p>Ciencias Sociales y Humanas</text:p>
          </table:table-cell>
          <table:table-cell office:value-type="float" office:value="8" table:style-name="ce3">
            <text:p>8</text:p>
          </table:table-cell>
          <table:table-cell office:value-type="float" office:value="1657443" table:style-name="ce4">
            <text:p>1.657.443</text:p>
          </table:table-cell>
          <table:table-cell office:value-type="string" table:style-name="ce2">
            <text:p>El egresado de filosofía estará en capacidad de liderar y desarrollar investigaciones interdisciplinarias en los problemas de la filosofía y en relación con las ciencias sociales y humanas, la educación, las artes o las ciencias naturales, en consonancia con su énfasis investigativo durante el programa. Además, podrá desempeñarse en la docencia en Educación Superior. Estará en capacidad de desarrollar y evaluar diferentes actividades relacionadas con los procesos de escritura, redacción y análisis de textos. Podrá desempeñarse como gestor cultural y asesor de equipos interdisciplinarios dedicados al estudio de situaciones de crisis de su comunidad y problemas complejos de la sociedad contemporánea.</text:p>
          </table:table-cell>
          <table:table-cell table:number-columns-repeated="16375"/>
        </table:table-row>
        <table:table-row table:style-name="ro5">
          <table:table-cell office:value-type="float" office:value="23" table:style-name="ce2">
            <text:p>23</text:p>
          </table:table-cell>
          <table:table-cell office:value-type="string" table:style-name="ce2">
            <text:p>FÍSICA</text:p>
          </table:table-cell>
          <table:table-cell office:value-type="string" table:style-name="ce2">
            <text:p>no disponible</text:p>
          </table:table-cell>
          <table:table-cell office:value-type="float" office:value="7" table:style-name="ce2">
            <text:p>7</text:p>
          </table:table-cell>
          <table:table-cell office:value-type="string" table:style-name="ce2">
            <text:p>FÍSICO</text:p>
          </table:table-cell>
          <table:table-cell office:value-type="string" table:style-name="ce2">
            <text:p>Ciencias Naturales y Matematicas</text:p>
          </table:table-cell>
          <table:table-cell office:value-type="float" office:value="10" table:style-name="ce3">
            <text:p>10</text:p>
          </table:table-cell>
          <table:table-cell office:value-type="float" office:value="1628010" table:style-name="ce4">
            <text:p>1.628.010</text:p>
          </table:table-cell>
          <table:table-cell office:value-type="string" table:style-name="ce2">
            <text:p>El programa de Física tiene el propósito de formar profesionales idóneos en esta ciencia, para lo que cuenta con personal profesoral de alta calidad, capacitado para realizar investigación científica de frontera y con una adecuada dotación de laboratorios de docencia e investigación. Contribuir al desarrollo de las interdisciplinas a nivel de enseñanza, divulgación, investigación y extensión. Formar egresados que estén en capacidad de enfrentar retos en investigación científica y tecnológica y podrán contribuir al desarrollo de la industria y a la formación de otros profesionales. Formar egresados con capacidad de continuar con éxito estudios de posgrado a nivel de Maestría y Doctorado.</text:p>
          </table:table-cell>
          <table:table-cell table:number-columns-repeated="16375"/>
        </table:table-row>
        <table:table-row table:style-name="ro6">
          <table:table-cell office:value-type="float" office:value="24" table:style-name="ce2">
            <text:p>24</text:p>
          </table:table-cell>
          <table:table-cell office:value-type="string" table:style-name="ce2">
            <text:p>GERENCIA DE SISTEMAS DE INFORMACIÓN EN SALUD</text:p>
          </table:table-cell>
          <table:table-cell office:value-type="string" table:style-name="ce2">
            <text:p>no disponible</text:p>
          </table:table-cell>
          <table:table-cell office:value-type="float" office:value="7" table:style-name="ce2">
            <text:p>7</text:p>
          </table:table-cell>
          <table:table-cell office:value-type="string" table:style-name="ce2">
            <text:p>PROFESIONAL EN GERENCIA DE SISTEMAS DE INFORMACIÓN EN SALUD</text:p>
          </table:table-cell>
          <table:table-cell office:value-type="string" table:style-name="ce2">
            <text:p>Administrativas</text:p>
          </table:table-cell>
          <table:table-cell office:value-type="string" table:style-name="ce6">
            <text:p>8 </text:p>
          </table:table-cell>
          <table:table-cell office:value-type="float" office:value="1908659" table:style-name="ce4">
            <text:p>1.908.659</text:p>
          </table:table-cell>
          <table:table-cell office:value-type="string" table:style-name="ce2">
            <text:p>El Gerente de Sistemas de Información en Salud es un profesional capacitado en la gestión de la información en salud, con la habilidad de ordenar e interpretar datos y con base en estos describir una situación existente, comparar las situaciones alcanzadas con las deseadas, analizar y explicar razones obstáculos y problemas, efectos de las acciones ejecutadas y mantiene informada a toda la institución con reportes e indicadores de situaciones actuales y realiza propuestas acerca de las medidas a tomar.</text:p>
          </table:table-cell>
          <table:table-cell table:number-columns-repeated="16375"/>
        </table:table-row>
        <table:table-row table:style-name="ro4">
          <table:table-cell office:value-type="float" office:value="25" table:style-name="ce2">
            <text:p>25</text:p>
          </table:table-cell>
          <table:table-cell office:value-type="string" table:style-name="ce2">
            <text:p>HISTORIA</text:p>
          </table:table-cell>
          <table:table-cell office:value-type="string" table:style-name="ce2">
            <text:p>no disponible</text:p>
          </table:table-cell>
          <table:table-cell office:value-type="float" office:value="7" table:style-name="ce2">
            <text:p>7</text:p>
          </table:table-cell>
          <table:table-cell office:value-type="string" table:style-name="ce2">
            <text:p>HISTORIADOR</text:p>
          </table:table-cell>
          <table:table-cell office:value-type="string" table:style-name="ce2">
            <text:p>Ciencias Sociales y Humanas</text:p>
          </table:table-cell>
          <table:table-cell office:value-type="string" table:style-name="ce6">
            <text:p>8 </text:p>
          </table:table-cell>
          <table:table-cell office:value-type="float" office:value="1584098" table:style-name="ce4">
            <text:p>1.584.098</text:p>
          </table:table-cell>
          <table:table-cell office:value-type="string" table:style-name="ce2">
            <text:p>Los historiadores investigan, analizan, interpretan y presentan el pasado a través del estudio de diversos documentos y fuentes históricas.</text:p>
          </table:table-cell>
          <table:table-cell table:number-columns-repeated="16375"/>
        </table:table-row>
        <table:table-row table:style-name="ro3">
          <table:table-cell office:value-type="float" office:value="26" table:style-name="ce2">
            <text:p>26</text:p>
          </table:table-cell>
          <table:table-cell office:value-type="string" table:style-name="ce2">
            <text:p>INGENIERÍA AMBIENTAL</text:p>
          </table:table-cell>
          <table:table-cell office:value-type="string" table:style-name="ce2">
            <text:p>no disponible</text:p>
          </table:table-cell>
          <table:table-cell office:value-type="float" office:value="7" table:style-name="ce2">
            <text:p>7</text:p>
          </table:table-cell>
          <table:table-cell office:value-type="string" table:style-name="ce2">
            <text:p>INGENIERO AMBIENTAL</text:p>
          </table:table-cell>
          <table:table-cell office:value-type="string" table:style-name="ce2">
            <text:p>Ingenierias</text:p>
          </table:table-cell>
          <table:table-cell office:value-type="string" table:style-name="ce6">
            <text:p>10 </text:p>
          </table:table-cell>
          <table:table-cell table:style-name="ce7"/>
          <table:table-cell office:value-type="string" table:style-name="ce2">
            <text:p>La Ingeniería ambiental en la Universidad de Antioquia, es un programa de pregrado adscrito a la escuela ambiental de la Facultad de Ingeniería. El programa está dirigido a jóvenes bachilleres con vocación por la ingeniería, con habilidades en las áreas de las matemáticas y la física, que conscientes de la problemática ambiental que amenaza la sostenibilidad de los recursos naturales, sienta que pueda contribuir a su solución.</text:p>
          </table:table-cell>
          <table:table-cell table:number-columns-repeated="16375"/>
        </table:table-row>
        <table:table-row table:style-name="ro2">
          <table:table-cell office:value-type="float" office:value="27" table:style-name="ce2">
            <text:p>27</text:p>
          </table:table-cell>
          <table:table-cell office:value-type="string" table:style-name="ce2">
            <text:p>INGENIERÍA CIVIL</text:p>
          </table:table-cell>
          <table:table-cell office:value-type="string" table:style-name="ce2">
            <text:p>no disponible</text:p>
          </table:table-cell>
          <table:table-cell office:value-type="float" office:value="7" table:style-name="ce2">
            <text:p>7</text:p>
          </table:table-cell>
          <table:table-cell office:value-type="string" table:style-name="ce2">
            <text:p>INGENIERO CIVIL</text:p>
          </table:table-cell>
          <table:table-cell office:value-type="string" table:style-name="ce2">
            <text:p>Ingenierias</text:p>
          </table:table-cell>
          <table:table-cell office:value-type="string" table:style-name="ce6">
            <text:p>10 </text:p>
          </table:table-cell>
          <table:table-cell office:value-type="float" office:value="1556581" table:style-name="ce4">
            <text:p>1.556.581</text:p>
          </table:table-cell>
          <table:table-cell office:value-type="string" table:style-name="ce2">
            <text:p>El programa de Ingeniería Civil de la Universidad de Antioquia tiene como misión formar ingenieros capaces de manejar y controlar fuerzas, procesos y materiales para la concepción, diseño, construcción, operación y mantenimiento de obras civiles con el fin de proveer la infraestructura necesaria para el desarrollo del país y para la prevención, manejo y recuperación ante desastres. Son sus objetivos principales: Seleccionar y generar técnicas y tecnologías adecuadas para el monitoreo, control, modelación, diseño, construcción y mantenimiento de obras civiles que garanticen confiabilidad. Administrar y construir la infraestructura del país, sin deteriorar el medio ambiente. Emplear modelos numéricos para simular y entender fenómenos naturales e inducidos.</text:p>
          </table:table-cell>
          <table:table-cell table:number-columns-repeated="16375"/>
        </table:table-row>
        <table:table-row table:style-name="ro5">
          <table:table-cell office:value-type="float" office:value="28" table:style-name="ce2">
            <text:p>28</text:p>
          </table:table-cell>
          <table:table-cell office:value-type="string" table:style-name="ce2">
            <text:p>NGENIERÍA DE ALIMENTOS</text:p>
          </table:table-cell>
          <table:table-cell office:value-type="string" table:style-name="ce2">
            <text:p>no disponible</text:p>
          </table:table-cell>
          <table:table-cell office:value-type="float" office:value="7" table:style-name="ce2">
            <text:p>7</text:p>
          </table:table-cell>
          <table:table-cell office:value-type="string" table:style-name="ce2">
            <text:p>INGENIERO DE ALIMENTOS</text:p>
          </table:table-cell>
          <table:table-cell office:value-type="string" table:style-name="ce2">
            <text:p>Ingenierias</text:p>
          </table:table-cell>
          <table:table-cell office:value-type="string" table:style-name="ce6">
            <text:p>10 </text:p>
          </table:table-cell>
          <table:table-cell office:value-type="float" office:value="1319866" table:style-name="ce4">
            <text:p>1.319.866</text:p>
          </table:table-cell>
          <table:table-cell office:value-type="string" table:style-name="ce2">
            <text:p>La Universidad está comprometida con la formación integral, por lo tanto el profesional egresado como Ingeniero de Alimentos, posee una sólida estructura científica y técnica enmarcada en una fundamentación humanística e investigativa, es un ciudadano ético, creativo, racional, crítico, con sensibilidad social, con conocimiento en la ingeniería, procesos alimentarios, aseguramiento de la calidad y administración, con profundo respeto por su entorno, capacidad de interactuar en grupos interdisciplinarios, investigar, desarrollar, diseñar, implementar y optimizar las más avanzadas tecnologías limpias y de punta.</text:p>
          </table:table-cell>
          <table:table-cell table:number-columns-repeated="16375"/>
        </table:table-row>
        <table:table-row table:style-name="ro5">
          <table:table-cell office:value-type="float" office:value="29" table:style-name="ce2">
            <text:p>29</text:p>
          </table:table-cell>
          <table:table-cell office:value-type="string" table:style-name="ce2">
            <text:p>INGENIERÍA DE MATERIALES</text:p>
          </table:table-cell>
          <table:table-cell office:value-type="string" table:style-name="ce2">
            <text:p>no disponible</text:p>
          </table:table-cell>
          <table:table-cell office:value-type="float" office:value="7" table:style-name="ce2">
            <text:p>7</text:p>
          </table:table-cell>
          <table:table-cell office:value-type="string" table:style-name="ce2">
            <text:p>INGENIERO DE MATERIALES</text:p>
          </table:table-cell>
          <table:table-cell office:value-type="string" table:style-name="ce2">
            <text:p>Ingenierias</text:p>
          </table:table-cell>
          <table:table-cell office:value-type="string" table:style-name="ce6">
            <text:p>10 </text:p>
          </table:table-cell>
          <table:table-cell office:value-type="float" office:value="1944352" table:style-name="ce4">
            <text:p>1.944.352</text:p>
          </table:table-cell>
          <table:table-cell office:value-type="string" table:style-name="ce2">
            <text:p>La carrera de Ingeniería de Materiales en la Universidad de Antioquia es un programa de pregrado que forma ingenieros en el campo de los materiales de ingeniería a través de diez semestres académicos en los cuales los estudiantes deben cursar una serie de materias que están distribuidas en cuatro ciclos: Ciencias Básicas, Ciencias Básicas de Ingeniería, Ingeniería Aplicada y Socio-humanísticas, con los cuales se busca darle al estudiante una formación integral que lo deje capacitado para desempeñarse profesionalmente en los materiales de ingeniería con un sentido altamente ético, social y profesional.</text:p>
          </table:table-cell>
          <table:table-cell table:number-columns-repeated="16375"/>
        </table:table-row>
        <table:table-row table:style-name="ro8">
          <table:table-cell office:value-type="float" office:value="30" table:style-name="ce2">
            <text:p>30</text:p>
          </table:table-cell>
          <table:table-cell office:value-type="string" table:style-name="ce2">
            <text:p>INGENIERÍA DE SISTEMAS</text:p>
          </table:table-cell>
          <table:table-cell office:value-type="string" table:style-name="ce2">
            <text:p>no disponible</text:p>
          </table:table-cell>
          <table:table-cell office:value-type="float" office:value="7" table:style-name="ce2">
            <text:p>7</text:p>
          </table:table-cell>
          <table:table-cell office:value-type="string" table:style-name="ce2">
            <text:p>INGENIERO DE SISTEMAS</text:p>
          </table:table-cell>
          <table:table-cell office:value-type="string" table:style-name="ce2">
            <text:p>Ingenierias</text:p>
          </table:table-cell>
          <table:table-cell office:value-type="string" table:style-name="ce6">
            <text:p>10 </text:p>
          </table:table-cell>
          <table:table-cell office:value-type="float" office:value="2453304" table:style-name="ce4">
            <text:p>2.453.304</text:p>
          </table:table-cell>
          <table:table-cell office:value-type="string" table:style-name="ce2">
            <text:p>El programa de Ingeniería de Sistemas retoma los principios curriculares y principios pedagógicos definidos en el documento rector de la Facultad. En el marco establecido por dicho documento, el funcionamiento del programa de ingeniería de sistemas se fundamenta en los siguientes elementos: Un modelo pedagógico de tipo investigativo y centrado en tres ejes conceptuales: el "ser", el "saber" y el "hacer", un modelo curricular orientado a la solución de problemas y al logro de competencias. Tiene como objeto el estudio de elementos en ciencia y tecnología para la investigación, innovación, modelación, implantación y gestión de "sistemas" físicos o abstractos, orientados al "procesamiento simbólico"; concebidos en consonancia con criterios estéticos, económicos, culturales y de respeto del entorno</text:p>
          </table:table-cell>
          <table:table-cell table:number-columns-repeated="16375"/>
        </table:table-row>
        <table:table-row table:style-name="ro5">
          <table:table-cell office:value-type="float" office:value="31" table:style-name="ce2">
            <text:p>31</text:p>
          </table:table-cell>
          <table:table-cell office:value-type="string" table:style-name="ce2">
            <text:p>INGENIERÍA DE TELECOMUNICACIONES</text:p>
          </table:table-cell>
          <table:table-cell office:value-type="string" table:style-name="ce2">
            <text:p>no disponible</text:p>
          </table:table-cell>
          <table:table-cell office:value-type="float" office:value="7" table:style-name="ce2">
            <text:p>7</text:p>
          </table:table-cell>
          <table:table-cell office:value-type="string" table:style-name="ce2">
            <text:p>INGENIERO DE TELECOMUNICACIONES</text:p>
          </table:table-cell>
          <table:table-cell office:value-type="string" table:style-name="ce2">
            <text:p>Ingenierias</text:p>
          </table:table-cell>
          <table:table-cell office:value-type="string" table:style-name="ce6">
            <text:p>10 </text:p>
          </table:table-cell>
          <table:table-cell office:value-type="float" office:value="2914000" table:style-name="ce4">
            <text:p>2.914.000</text:p>
          </table:table-cell>
          <table:table-cell office:value-type="string" table:style-name="ce2">
            <text:p>El objeto de estudio de la Ingeniería de Telecomunicaciones es planificar, diseñar, implementar y gestionar sistemas y servicios de Telecomunicaciones e informática, para lograr contacto ágil y eficiente entre las personas a través de máquinas. Además, y dada la gran dependencia tecnológica que enfrentamos, el programa busca formar profesionales con capacidad de apropiación y de procurar desarrollos con aplicación al entorno nacional, profesionales con amplio conocimiento del medio en el que viven y de la problemática que los rodea. La globalización de las Telecomunicaciones e Informática requieren de profesionales para el sector, con una visión universalizada y comprometidos con el país.</text:p>
          </table:table-cell>
          <table:table-cell table:number-columns-repeated="16375"/>
        </table:table-row>
        <table:table-row table:style-name="ro6">
          <table:table-cell office:value-type="float" office:value="32" table:style-name="ce2">
            <text:p>32</text:p>
          </table:table-cell>
          <table:table-cell office:value-type="string" table:style-name="ce2">
            <text:p>INGENIERÍA ELÉCTRICA</text:p>
          </table:table-cell>
          <table:table-cell office:value-type="string" table:style-name="ce2">
            <text:p>no disponible</text:p>
          </table:table-cell>
          <table:table-cell office:value-type="float" office:value="7" table:style-name="ce2">
            <text:p>7</text:p>
          </table:table-cell>
          <table:table-cell office:value-type="string" table:style-name="ce2">
            <text:p>INGENIERO ELECTRICISTA</text:p>
          </table:table-cell>
          <table:table-cell office:value-type="string" table:style-name="ce2">
            <text:p>Ingenierias</text:p>
          </table:table-cell>
          <table:table-cell office:value-type="string" table:style-name="ce6">
            <text:p>10 </text:p>
          </table:table-cell>
          <table:table-cell office:value-type="float" office:value="2305294" table:style-name="ce4">
            <text:p>2.305.294</text:p>
          </table:table-cell>
          <table:table-cell office:value-type="string" table:style-name="ce2">
            <text:p>Ingeniería Eléctrica es un programa presencial con una duración de 10 semestres y periodicidad de admisión semestral. Se fundamenta en las ciencias exactas y naturales, específicamente en las áreas de física y matemáticas. Tiene establecido como unidades de organización curricular: electromagnetismo aplicado; transformación de energía; transporte de energía eléctrica; planeamiento, diseño, operación y mantenimiento de sistemas eléctricos; control y automatización; manejo eficiente de la energía.</text:p>
          </table:table-cell>
          <table:table-cell table:number-columns-repeated="16375"/>
        </table:table-row>
        <table:table-row table:style-name="ro6">
          <table:table-cell office:value-type="float" office:value="33" table:style-name="ce2">
            <text:p>33</text:p>
          </table:table-cell>
          <table:table-cell office:value-type="string" table:style-name="ce2">
            <text:p>INGENIERÍA ELECTRÓNICA</text:p>
          </table:table-cell>
          <table:table-cell office:value-type="string" table:style-name="ce2">
            <text:p>no disponible</text:p>
          </table:table-cell>
          <table:table-cell office:value-type="float" office:value="7" table:style-name="ce2">
            <text:p>7</text:p>
          </table:table-cell>
          <table:table-cell office:value-type="string" table:style-name="ce2">
            <text:p>INGENIERO ELECTRÓNICO</text:p>
          </table:table-cell>
          <table:table-cell office:value-type="string" table:style-name="ce2">
            <text:p>Ingenierias</text:p>
          </table:table-cell>
          <table:table-cell office:value-type="string" table:style-name="ce6">
            <text:p>10 </text:p>
          </table:table-cell>
          <table:table-cell office:value-type="float" office:value="2258378" table:style-name="ce4">
            <text:p>2.258.378</text:p>
          </table:table-cell>
          <table:table-cell office:value-type="string" table:style-name="ce2">
            <text:p>El objeto propio de la Ingeniería Electrónica de la Universidad de Antioquia consiste en la solución de problemas relacionados con la electricidad, el magnetismo, la informática, la automatización, el control y las telecomunicaciones, en todos los sectores de la economía, de manera sostenible, para mejorar la calidad de vida de los colombianos. El programa, forma ingenieros electrónicos con énfasis en: Sistemas Digitales, Telecomunicaciones y/o Automatización y Control</text:p>
          </table:table-cell>
          <table:table-cell table:number-columns-repeated="16375"/>
        </table:table-row>
        <table:table-row table:style-name="ro3">
          <table:table-cell office:value-type="float" office:value="34" table:style-name="ce2">
            <text:p>34</text:p>
          </table:table-cell>
          <table:table-cell office:value-type="string" table:style-name="ce2">
            <text:p>INGENIERÍA INDUSTRIAL</text:p>
          </table:table-cell>
          <table:table-cell office:value-type="string" table:style-name="ce2">
            <text:p>no disponible</text:p>
          </table:table-cell>
          <table:table-cell office:value-type="float" office:value="7" table:style-name="ce2">
            <text:p>7</text:p>
          </table:table-cell>
          <table:table-cell office:value-type="string" table:style-name="ce2">
            <text:p>INGENIERO INDUSTRIAL</text:p>
          </table:table-cell>
          <table:table-cell office:value-type="string" table:style-name="ce2">
            <text:p>Ingenierias</text:p>
          </table:table-cell>
          <table:table-cell office:value-type="string" table:style-name="ce6">
            <text:p>10 </text:p>
          </table:table-cell>
          <table:table-cell office:value-type="float" office:value="2125564" table:style-name="ce4">
            <text:p>2.125.564</text:p>
          </table:table-cell>
          <table:table-cell office:value-type="string" table:style-name="ce2">
            <text:p>El ingeniero industrial de la Universidad de Antioquia es un profesional con competencias globales consolidadas para gerenciar sistemas de producción de servicios y bienes con criterios de competitividad , cuidado con el medio ambiente y responsabilidad social; Interactuar con las personas de manera efectiva y respetuosa e Innovar procesos, productos y servicios con criterios de competitividad, cuidado con el medio ambiente y responsabilidad ética y social.</text:p>
          </table:table-cell>
          <table:table-cell table:number-columns-repeated="16375"/>
        </table:table-row>
        <table:table-row table:style-name="ro6">
          <table:table-cell office:value-type="float" office:value="35" table:style-name="ce2">
            <text:p>35</text:p>
          </table:table-cell>
          <table:table-cell office:value-type="string" table:style-name="ce2">
            <text:p>INGENIERÍA MECÁNICA</text:p>
          </table:table-cell>
          <table:table-cell office:value-type="string" table:style-name="ce2">
            <text:p>no disponible</text:p>
          </table:table-cell>
          <table:table-cell office:value-type="float" office:value="7" table:style-name="ce2">
            <text:p>7</text:p>
          </table:table-cell>
          <table:table-cell office:value-type="string" table:style-name="ce2">
            <text:p>INGENIERO MECÁNICO</text:p>
          </table:table-cell>
          <table:table-cell office:value-type="string" table:style-name="ce2">
            <text:p>Ingenierias</text:p>
          </table:table-cell>
          <table:table-cell office:value-type="string" table:style-name="ce6">
            <text:p>10 </text:p>
          </table:table-cell>
          <table:table-cell office:value-type="float" office:value="2135924" table:style-name="ce4">
            <text:p>2.135.924</text:p>
          </table:table-cell>
          <table:table-cell office:value-type="string" table:style-name="ce2">
            <text:p>El pregrado de Ingenieria Mecanica de la Universidad de Antioquia tiene como misión final que se formarán ingenieros con características científicas, con sólidos conocimientos en matemáticas y física, con habilidad para manejar información, con características tecnológicas, con capacidad para adquirir, diseñar, construir, instalar, regular y conservar componentes o conjuntos mecánicos, con características socio-humanísticas, con conciencia y responsabilidad de su compromiso con la empresa y la sociedad.</text:p>
          </table:table-cell>
          <table:table-cell table:number-columns-repeated="16375"/>
        </table:table-row>
        <table:table-row table:style-name="ro6">
          <table:table-cell office:value-type="float" office:value="36" table:style-name="ce2">
            <text:p>36</text:p>
          </table:table-cell>
          <table:table-cell office:value-type="string" table:style-name="ce2">
            <text:p>INGENIERÍA QUÍMICA</text:p>
          </table:table-cell>
          <table:table-cell office:value-type="string" table:style-name="ce2">
            <text:p>no disponible</text:p>
          </table:table-cell>
          <table:table-cell office:value-type="float" office:value="7" table:style-name="ce2">
            <text:p>7</text:p>
          </table:table-cell>
          <table:table-cell office:value-type="string" table:style-name="ce2">
            <text:p>INGENIERO QUÍMICO</text:p>
          </table:table-cell>
          <table:table-cell office:value-type="string" table:style-name="ce2">
            <text:p>Ingenierias</text:p>
          </table:table-cell>
          <table:table-cell office:value-type="string" table:style-name="ce6">
            <text:p>10 </text:p>
          </table:table-cell>
          <table:table-cell office:value-type="float" office:value="1984118" table:style-name="ce4">
            <text:p>1.984.118</text:p>
          </table:table-cell>
          <table:table-cell office:value-type="string" table:style-name="ce2">
            <text:p>La Ingeniería Química aplica el conocimiento de las ciencias físicas, químicas y matemáticas y de la ingeniería, como también de los principios de las Ciencias Económicas y de las relaciones humanas, en la concepción, investigación, análisis, diseño, construcción, adaptación, montaje, operación, control y administración, de procesos en los cuales se efectúen transformaciones físicas, químicas y biológicas de materia prima para la obtención de sustancias y materiales elaboradas o semielaborados.</text:p>
          </table:table-cell>
          <table:table-cell table:number-columns-repeated="16375"/>
        </table:table-row>
        <table:table-row table:style-name="ro6">
          <table:table-cell office:value-type="float" office:value="37" table:style-name="ce2">
            <text:p>37</text:p>
          </table:table-cell>
          <table:table-cell office:value-type="string" table:style-name="ce2">
            <text:p>INGENIERÍA SANITARIA</text:p>
          </table:table-cell>
          <table:table-cell office:value-type="string" table:style-name="ce2">
            <text:p>no disponible</text:p>
          </table:table-cell>
          <table:table-cell office:value-type="float" office:value="7" table:style-name="ce2">
            <text:p>7</text:p>
          </table:table-cell>
          <table:table-cell office:value-type="string" table:style-name="ce2">
            <text:p>INGENIERO SANITARIO</text:p>
          </table:table-cell>
          <table:table-cell office:value-type="string" table:style-name="ce2">
            <text:p>Ingenierias</text:p>
          </table:table-cell>
          <table:table-cell office:value-type="string" table:style-name="ce6">
            <text:p>10 </text:p>
          </table:table-cell>
          <table:table-cell office:value-type="float" office:value="1900885" table:style-name="ce4">
            <text:p>1.900.885</text:p>
          </table:table-cell>
          <table:table-cell office:value-type="string" table:style-name="ce2">
            <text:p>La Ingeniería Sanitaria, creada en la Universidad de Antioquia en febrero de 1968, es la profesión que fundamentada en sólidos conocimientos de matemáticas y ciencias naturales, aborda el estudio de las disciplinas relacionadas con el saneamiento y protección del ambiente. Estos conocimientos son empleados para desarrollar y utilizar económica y eficientemente los recursos con el fin de conservar y mejorar el ambiente en el provecho de la salud colectiva y el bienestar social</text:p>
          </table:table-cell>
          <table:table-cell table:number-columns-repeated="16375"/>
        </table:table-row>
        <table:table-row table:style-name="ro6">
          <table:table-cell office:value-type="float" office:value="38" table:style-name="ce2">
            <text:p>38</text:p>
          </table:table-cell>
          <table:table-cell office:value-type="string" table:style-name="ce2">
            <text:p>INSTRUMENTACIÓN QUIRÚRGICA</text:p>
          </table:table-cell>
          <table:table-cell office:value-type="string" table:style-name="ce2">
            <text:p>no disponible</text:p>
          </table:table-cell>
          <table:table-cell office:value-type="float" office:value="7" table:style-name="ce2">
            <text:p>7</text:p>
          </table:table-cell>
          <table:table-cell office:value-type="string" table:style-name="ce2">
            <text:p>INSTRUMENTADOR QUIRÚRGICO</text:p>
          </table:table-cell>
          <table:table-cell office:value-type="string" table:style-name="ce2">
            <text:p>Ciecias de la salud</text:p>
          </table:table-cell>
          <table:table-cell office:value-type="string" table:style-name="ce6">
            <text:p>8 </text:p>
          </table:table-cell>
          <table:table-cell office:value-type="float" office:value="1929621" table:style-name="ce4">
            <text:p>1.929.621</text:p>
          </table:table-cell>
          <table:table-cell office:value-type="string" table:style-name="ce2">
            <text:p>Un intstrumentador quirurgico de la Universdiad de Antioquia tiene compentencias en <text:s/>competencias en planeación, organización, ejecución, supervisión, evaluación y dirección de los procesos de instrumentación quirúrgica; veedor de las normas universales de asepsia, desinfección, esterilización y bioseguridad; con manejo de alta tecnología, administración de quirófanos y centrales de esterilización y con un gran compromiso para la interacción con el equipo de salud en la toma de decisiones, con el propósito de mejorar las condiciones de vida del paciente que requiere tratamiento quirúrgico</text:p>
          </table:table-cell>
          <table:table-cell table:number-columns-repeated="16375"/>
        </table:table-row>
        <table:table-row table:style-name="ro4">
          <table:table-cell office:value-type="float" office:value="39" table:style-name="ce2">
            <text:p>39</text:p>
          </table:table-cell>
          <table:table-cell office:value-type="string" table:style-name="ce2">
            <text:p>LETRAS: FILOLOGÍA HISPÁNICA</text:p>
          </table:table-cell>
          <table:table-cell office:value-type="string" table:style-name="ce2">
            <text:p>no disponible</text:p>
          </table:table-cell>
          <table:table-cell office:value-type="float" office:value="7" table:style-name="ce2">
            <text:p>7</text:p>
          </table:table-cell>
          <table:table-cell office:value-type="string" table:style-name="ce2">
            <text:p>FILÓLOGO HISPANISTA</text:p>
          </table:table-cell>
          <table:table-cell office:value-type="string" table:style-name="ce2">
            <text:p>Ciencias de la Educacion</text:p>
          </table:table-cell>
          <table:table-cell office:value-type="string" table:style-name="ce6">
            <text:p>10 </text:p>
          </table:table-cell>
          <table:table-cell office:value-type="float" office:value="1817500" table:style-name="ce4">
            <text:p>1.817.500</text:p>
          </table:table-cell>
          <table:table-cell office:value-type="string" table:style-name="ce2">
            <text:p>La filología hispánica es la rama de la filología que se ocupa del estudio de la lengua española y su literatura, y en ocasiones de las demás lenguas y literaturas de España</text:p>
          </table:table-cell>
          <table:table-cell table:number-columns-repeated="16375"/>
        </table:table-row>
        <table:table-row table:style-name="ro10">
          <table:table-cell office:value-type="float" office:value="40" table:style-name="ce2">
            <text:p>40</text:p>
          </table:table-cell>
          <table:table-cell office:value-type="string" table:style-name="ce2">
            <text:p>LICENCIATURA EN EDUCACIÓN BÁSICA ÉNFASIS ARTÍSTICO - ARTES REP MEDELLIN</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BÁSICA CON ÉNFASIS EN EDUCACIÓN ARTÍSTICA Y CULTURAL: ARTES REPRESENTATIVAS</text:p>
          </table:table-cell>
          <table:table-cell office:value-type="string" table:style-name="ce2">
            <text:p>Ciencias de la Educacion</text:p>
          </table:table-cell>
          <table:table-cell office:value-type="string" table:style-name="ce6">
            <text:p>10 </text:p>
          </table:table-cell>
          <table:table-cell office:value-type="float" office:value="1686779" table:style-name="ce4">
            <text:p>1.686.779</text:p>
          </table:table-cell>
          <table:table-cell office:value-type="string" table:style-name="ce2">
            <text:p>El perfil ocupacional del Licenciado en Ciencias Sociales espera desarrollar las siguientes competencias para que el egresado:</text:p>
            <text:p>Diseñe y ejecute propuestas para la enseñanza y aprendizaje de las Ciencias Sociales de manera integrada de acuerdo con las necesidades y aspiraciones de la comunidad.</text:p>
            <text:p>Lleve a cabo con idoneidad científica, pedagógica y ética la docencia en los niveles de educación básica, media y normalista en los campos de conocimiento de las Ciencias Sociales.</text:p>
            <text:p>Oriente con actitud abierta al cambio en lo social, político, cultural y pedagógico, con fundamentos epistemológicos, filosóficos y científicos.</text:p>
            <text:p>Coordine las acciones de educación para la vida democrática, la convivencia, la participación y el fortalecimiento de la sociedad civil.</text:p>
            <text:p>Participe en la elaboración y desarrollo de proyectos investigativos y de recuperación de la memoria histórica, regional y local</text:p>
          </table:table-cell>
          <table:table-cell table:number-columns-repeated="16375"/>
        </table:table-row>
        <table:table-row table:style-name="ro8">
          <table:table-cell office:value-type="float" office:value="41" table:style-name="ce2">
            <text:p>41</text:p>
          </table:table-cell>
          <table:table-cell office:value-type="string" table:style-name="ce2">
            <text:p>LICENCIATURA EN EDUCACIÓN BÁSICA ÉNFASIS ARTÍSTICO - ARTES REPRESENTATIVAS</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BÁSICA CON ÉNFASIS EN EDUCACIÓN ARTÍSTICA Y CULTURAL: ARTES REPRESENTATIVAS</text:p>
          </table:table-cell>
          <table:table-cell office:value-type="string" table:style-name="ce2">
            <text:p>Ciencias de la Educacion</text:p>
          </table:table-cell>
          <table:table-cell office:value-type="string" table:style-name="ce6">
            <text:p>10 </text:p>
          </table:table-cell>
          <table:table-cell office:value-type="float" office:value="1361438" table:style-name="ce4">
            <text:p>1.361.438</text:p>
          </table:table-cell>
          <table:table-cell office:value-type="string" table:style-name="ce2">
            <text:p>Licenciatura en Educación Artística corresponde a la finalidad de la Facultad de Educación de proponer un espacio de formación de docentes en el área de la Educación Artística, con el ánimo de profundizar en las didácticas propias de la enseñanza de las artes y contribuir con ello a la formación en competencia propositiva y el desarrollo de los lenguajes de significación de los estudiantes en los niveles iniciales de la escolaridad. El programa propende por la formación de licenciados que hagan una reflexión sobre el arte como uno de los lenguajes de significación en los cuales se mueve la sociedad contemporánea. El pensum de la licenciatura está conformado por la congruencia del saber pedagógico y el saber artístico obedeciendo a un modelo integrador y a un enfoque transformador que se propone transformar personas, instituciones y saberes.</text:p>
          </table:table-cell>
          <table:table-cell table:number-columns-repeated="16375"/>
        </table:table-row>
        <table:table-row table:style-name="ro2">
          <table:table-cell office:value-type="float" office:value="42" table:style-name="ce2">
            <text:p>42</text:p>
          </table:table-cell>
          <table:table-cell office:value-type="string" table:style-name="ce2">
            <text:p>LICENCIATURA EN EDUCACIÓN BÁSICA ÉNFASIS EN CIENCIAS NATURALES Y EDUCACIÓN AMBIENTAL.</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BÁSICA CON ÉNFASIS EN CIENCIAS NATURALES Y EDUCACION AMBIENTAL</text:p>
          </table:table-cell>
          <table:table-cell office:value-type="string" table:style-name="ce2">
            <text:p>Ciencias de la Educacion</text:p>
          </table:table-cell>
          <table:table-cell office:value-type="string" table:style-name="ce6">
            <text:p>10 </text:p>
          </table:table-cell>
          <table:table-cell office:value-type="float" office:value="1229562" table:style-name="ce4">
            <text:p>1.229.562</text:p>
          </table:table-cell>
          <table:table-cell office:value-type="string" table:style-name="ce2">
            <text:p><text:s/></text:p>
            <text:p>La Licenciatura para la educación básica en ciencias naturales y educación ambiental tiene como finalidad desarrollar las potencialidades de los estudiantes, dentro de la formación que logre satisfacer sus intereses y necesidades lúdicas, afectivas, estéricas, cognitivas integradas a una perspectiva que responda a las condiciones concretas de la existencia de cada uno de ellos</text:p>
          </table:table-cell>
          <table:table-cell table:number-columns-repeated="16375"/>
        </table:table-row>
        <table:table-row table:style-name="ro5">
          <table:table-cell office:value-type="float" office:value="43" table:style-name="ce2">
            <text:p>43</text:p>
          </table:table-cell>
          <table:table-cell office:value-type="string" table:style-name="ce2">
            <text:p>LICENCIATURA EN EDUCACIÓN BÁSICA ÉNFASIS EN HUMANIDADES LENGUA CASTELLANA</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BÁSICA CON ÉNFASIS EN HUMANIDADES LENGUA CASTELLANA</text:p>
          </table:table-cell>
          <table:table-cell office:value-type="string" table:style-name="ce2">
            <text:p>Ciencias de la Educacion</text:p>
          </table:table-cell>
          <table:table-cell office:value-type="string" table:style-name="ce6">
            <text:p>10 </text:p>
          </table:table-cell>
          <table:table-cell office:value-type="float" office:value="1327798" table:style-name="ce4">
            <text:p>1.327.798</text:p>
          </table:table-cell>
          <table:table-cell office:value-type="string" table:style-name="ce2">
            <text:p>La licenciatura en Lengua Castellana y Literatura de la Universidad de Antioquia, se presenta como respuesta institucional a la demanda social que sobre la enseñanza del español como lengua materna se propugna en la Constitución Política de Colombia; es así, que el presente programa académico ofrece espacios de trabajo académico reflexivo entorno a las didácticas de la adquisición de la lengua española, de la enseñanza de la literatura, del uso ético de los medios de comunicación, y del acercamiento a los diferentes sistemas de significación que dan lugar a la cultura.</text:p>
          </table:table-cell>
          <table:table-cell table:number-columns-repeated="16375"/>
        </table:table-row>
        <table:table-row table:style-name="ro3">
          <table:table-cell office:value-type="float" office:value="44" table:style-name="ce2">
            <text:p>44</text:p>
          </table:table-cell>
          <table:table-cell office:value-type="string" table:style-name="ce2">
            <text:p>LICENCIATURA EDUCACIÓN BÁSICA ÉNFASIS EN CIENCIAS SOCIALES</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BÁSICA CON ÉNFASIS EN CIENCIAS SOCIALES</text:p>
          </table:table-cell>
          <table:table-cell office:value-type="string" table:style-name="ce2">
            <text:p>Ciencias de la Educacion</text:p>
          </table:table-cell>
          <table:table-cell office:value-type="string" table:style-name="ce6">
            <text:p>10 </text:p>
          </table:table-cell>
          <table:table-cell office:value-type="float" office:value="1235614" table:style-name="ce4">
            <text:p>1.235.614</text:p>
          </table:table-cell>
          <table:table-cell office:value-type="string" table:style-name="ce2">
            <text:p>La Licenciatura en Ciencias Sociales de la Universidad de Antioquia, busca formar integralmente un Licenciado en Ciencias Sociales que conozca la realidad histórica, social y cultural en la cual se encuentra inmerso y tenga el conocimiento y competencias pedagógicas propias de la enseñanza de este campo disciplinar.</text:p>
          </table:table-cell>
          <table:table-cell table:number-columns-repeated="16375"/>
        </table:table-row>
        <table:table-row table:style-name="ro2">
          <table:table-cell office:value-type="float" office:value="45" table:style-name="ce2">
            <text:p>45</text:p>
          </table:table-cell>
          <table:table-cell office:value-type="string" table:style-name="ce2">
            <text:p>LICENCIATURA EN EDUCACIÓN BÁSICA ÉNFASIS ARTÍSTICO - MUSICA MEDELLIN</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BÁSICA CON ÉNFASIS EN EDUCACIÓN ARTÍSTICA Y CULTURAL: MUSICAL</text:p>
          </table:table-cell>
          <table:table-cell office:value-type="string" table:style-name="ce2">
            <text:p>Ciencias de la Educacion</text:p>
          </table:table-cell>
          <table:table-cell office:value-type="string" table:style-name="ce6">
            <text:p>10 </text:p>
          </table:table-cell>
          <table:table-cell office:value-type="float" office:value="1537159" table:style-name="ce4">
            <text:p>1.537.159</text:p>
          </table:table-cell>
          <table:table-cell office:value-type="string" table:style-name="ce2">
            <text:p>La Licenciatura en Educación Básica con énfasis en Educación Artística resulta de gran pertinencia para responder a los fines de la educación Colombiana en el marco de la formación integral, analizando, comprendiendo y planteando propuestas de solución a la problemática artístico cultural que repercute directamente en el desarrollo del país.</text:p>
          </table:table-cell>
          <table:table-cell table:number-columns-repeated="16375"/>
        </table:table-row>
        <table:table-row table:style-name="ro5">
          <table:table-cell office:value-type="float" office:value="46" table:style-name="ce2">
            <text:p>46</text:p>
          </table:table-cell>
          <table:table-cell office:value-type="string" table:style-name="ce2">
            <text:p>LICENCIATURA EN EDUCACIÓN: ARTES PLÁSTICAS</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ARTES PLÁSTICAS</text:p>
          </table:table-cell>
          <table:table-cell office:value-type="string" table:style-name="ce2">
            <text:p>Ciencias de la Educacion</text:p>
          </table:table-cell>
          <table:table-cell office:value-type="string" table:style-name="ce6">
            <text:p>10 </text:p>
          </table:table-cell>
          <table:table-cell office:value-type="float" office:value="1411616" table:style-name="ce4">
            <text:p>1.411.616</text:p>
          </table:table-cell>
          <table:table-cell office:value-type="string" table:style-name="ce2">
            <text:p>La Licenciatura en Artes Plásticas centra su formación en la producción plástica e investigación artística.<text:s/></text:p>
            <text:p/>
            <text:p>Los espacios destinados específicamente a la producción artística: Dibujo, Escultura, Grabado y Pintura implementan la metodología del aula taller, donde se aborda la problemática de la imagen gráfica, pictórica y escultórica en su dimensión conceptual, formal, material y técnico-procedimental. El alumno, desde una postura reflexiva y crítica va construyendo un lenguaje plástico personal.</text:p>
          </table:table-cell>
          <table:table-cell table:number-columns-repeated="16375"/>
        </table:table-row>
        <table:table-row table:style-name="ro3">
          <table:table-cell office:value-type="float" office:value="47" table:style-name="ce2">
            <text:p>47</text:p>
          </table:table-cell>
          <table:table-cell office:value-type="string" table:style-name="ce2">
            <text:p>LICENCIATURA EN EDUCACIÓN BÁSICA CON ÉNFASIS EN MATEMÁTICAS</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BÁSICA CON ÉNFASIS EN MATEMÁTICAS</text:p>
          </table:table-cell>
          <table:table-cell office:value-type="string" table:style-name="ce2">
            <text:p>Ciencias de la Educacion</text:p>
          </table:table-cell>
          <table:table-cell office:value-type="string" table:style-name="ce6">
            <text:p>10 </text:p>
          </table:table-cell>
          <table:table-cell office:value-type="float" office:value="1261522" table:style-name="ce4">
            <text:p>1.261.522</text:p>
          </table:table-cell>
          <table:table-cell office:value-type="string" table:style-name="ce2">
            <text:p>La licenciatura con enfásis en matemáticas tiene como fin promover la generación de espacios de reflexión sobre la interrelación entre ciencia, cultura y sociedad, que resalten la función social tanto de los conocimientos científicos y matemáticos, como de los conocimientos relativos a su enseñanza y aprendizaje, y su potencialidad para intervenir en la transformación de las prácticas culturales</text:p>
          </table:table-cell>
          <table:table-cell table:number-columns-repeated="16375"/>
        </table:table-row>
        <table:table-row table:style-name="ro4">
          <table:table-cell office:value-type="float" office:value="48" table:style-name="ce2">
            <text:p>48</text:p>
          </table:table-cell>
          <table:table-cell office:value-type="string" table:style-name="ce2">
            <text:p>LICENCIATURA EN EDUCACIÓN BÁSICA EN DANZA</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BÁSICA EN DANZA</text:p>
          </table:table-cell>
          <table:table-cell office:value-type="string" table:style-name="ce2">
            <text:p>Ciencias de la Educacion</text:p>
          </table:table-cell>
          <table:table-cell office:value-type="string" table:style-name="ce6">
            <text:p>10 </text:p>
          </table:table-cell>
          <table:table-cell office:value-type="float" office:value="1552606" table:style-name="ce4">
            <text:p>1.552.606</text:p>
          </table:table-cell>
          <table:table-cell office:value-type="string" table:style-name="ce2">
            <text:p>Como licenciado en Danza, te formarás profesionalmente en esta disciplina dominando sus fundamentos teóricos, metodológicos, prácticos y técnicos; cuyos pilares de formación son las técnicas corporales-performativas,las competencias teóricas, la creación, la gestión, la producción, la docencia y la investigación</text:p>
          </table:table-cell>
          <table:table-cell table:number-columns-repeated="16375"/>
        </table:table-row>
        <table:table-row table:style-name="ro4">
          <table:table-cell office:value-type="float" office:value="49" table:style-name="ce2">
            <text:p>49</text:p>
          </table:table-cell>
          <table:table-cell office:value-type="string" table:style-name="ce2">
            <text:p>LICENCIATURA EN EDUCACIÓN BÁSICA EN DANZA - MEDELLIN</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BÁSICA EN DANZA</text:p>
          </table:table-cell>
          <table:table-cell office:value-type="string" table:style-name="ce2">
            <text:p>Ciencias de la Educacion</text:p>
          </table:table-cell>
          <table:table-cell office:value-type="string" table:style-name="ce6">
            <text:p>10 </text:p>
          </table:table-cell>
          <table:table-cell office:value-type="float" office:value="1552606" table:style-name="ce4">
            <text:p>1.552.606</text:p>
          </table:table-cell>
          <table:table-cell office:value-type="string" table:style-name="ce2">
            <text:p>Como licenciado en Danza, te formarás profesionalmente en esta disciplina dominando sus fundamentos teóricos, metodológicos, prácticos y técnicos; cuyos pilares de formación son las técnicas corporales-performativas,las competencias teóricas, la creación, la gestión, la producción, la docencia y la investigación</text:p>
          </table:table-cell>
          <table:table-cell table:number-columns-repeated="16375"/>
        </table:table-row>
        <table:table-row table:style-name="ro3">
          <table:table-cell office:value-type="float" office:value="50" table:style-name="ce2">
            <text:p>50</text:p>
          </table:table-cell>
          <table:table-cell office:value-type="string" table:style-name="ce2">
            <text:p>LICENCIATURA EN EDUCACIÓN ESPAÑOL Y LITERATURA</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SPAÑOL Y LITERATURA</text:p>
          </table:table-cell>
          <table:table-cell office:value-type="string" table:style-name="ce2">
            <text:p>Ciencias de la Educacion</text:p>
          </table:table-cell>
          <table:table-cell office:value-type="string" table:style-name="ce6">
            <text:p>8 </text:p>
          </table:table-cell>
          <table:table-cell office:value-type="float" office:value="1419010" table:style-name="ce4">
            <text:p>1.419.010</text:p>
          </table:table-cell>
          <table:table-cell office:value-type="string" table:style-name="ce2">
            <text:p>La comunidad demanda pensadores con autonomía y sentido crítico hacia los fenómenos sociales, que motiven a los ciudadanos a conocer e interpretar el mundo de diversas formas. De igual manera, se considera la necesidad de tener profesionales capacitados para la enseñanza, tanto oral como escrita, del lenguaje y la creación literaria con todas las formalidades técnicas.</text:p>
          </table:table-cell>
          <table:table-cell table:number-columns-repeated="16375"/>
        </table:table-row>
        <table:table-row table:style-name="ro3">
          <table:table-cell office:value-type="float" office:value="51" table:style-name="ce2">
            <text:p>51</text:p>
          </table:table-cell>
          <table:table-cell office:value-type="string" table:style-name="ce2">
            <text:p>LICENCIATURA EN EDUCACIÓN ESPECIAL</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ESPECIAL</text:p>
          </table:table-cell>
          <table:table-cell office:value-type="string" table:style-name="ce2">
            <text:p>Ciencias de la Educacion</text:p>
          </table:table-cell>
          <table:table-cell office:value-type="string" table:style-name="ce6">
            <text:p>10 </text:p>
          </table:table-cell>
          <table:table-cell office:value-type="float" office:value="1302165" table:style-name="ce4">
            <text:p>1.302.165</text:p>
          </table:table-cell>
          <table:table-cell office:value-type="string" table:style-name="ce2">
            <text:p>Es un programa que se orienta a la formación de formadores, con las competencias necesarias para desarrollar el potencial humano, los talentos y la creatividad en los niños y las niñas con discapacidad, con la pedagogía como ciencia fundante, apoyada en la didáctica y en la interacción dinámica de la teoría, la práctica y la investigación, bajo el concepto de responsabilidad social</text:p>
          </table:table-cell>
          <table:table-cell table:number-columns-repeated="16375"/>
        </table:table-row>
        <table:table-row table:style-name="ro5">
          <table:table-cell office:value-type="float" office:value="52" table:style-name="ce2">
            <text:p>52</text:p>
          </table:table-cell>
          <table:table-cell office:value-type="string" table:style-name="ce2">
            <text:p>LICENCIATURA EN EDUCACIÓN FÍSICA</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EDUCACIÓN FÍSICA</text:p>
          </table:table-cell>
          <table:table-cell office:value-type="string" table:style-name="ce2">
            <text:p>Ciencias de la Educacion</text:p>
          </table:table-cell>
          <table:table-cell office:value-type="string" table:style-name="ce6">
            <text:p>10 </text:p>
          </table:table-cell>
          <table:table-cell table:style-name="ce7"/>
          <table:table-cell office:value-type="string" table:style-name="ce2">
            <text:p>El potencial educativo de la educación física, la recreación y el deporte parte de la capacidad por ofrecer y proporcionar situaciones pedagógicas que estimulen el desarrollo y experimentación de acciones psico-motrices esenciales en la formación integral de los educandos. Haciendo uso de recursos como el juego y las acción de jugar como actividad pedagógica que sintetiza como ninguna el acontecer de la realidad humana. También desde una perspectiva antroposocial capaz de ofrecer ante sus escolares realidades legítimamente culturales como es el caso de los deportes y los juegos tradicionales.</text:p>
          </table:table-cell>
          <table:table-cell table:number-columns-repeated="16375"/>
        </table:table-row>
        <table:table-row table:style-name="ro3">
          <table:table-cell office:value-type="float" office:value="53" table:style-name="ce2">
            <text:p>53</text:p>
          </table:table-cell>
          <table:table-cell office:value-type="string" table:style-name="ce2">
            <text:p>LICENCIATURA EN FILOSOFÍA</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FILOSOFÍA</text:p>
          </table:table-cell>
          <table:table-cell office:value-type="string" table:style-name="ce2">
            <text:p>Ciencias de la Educacion</text:p>
          </table:table-cell>
          <table:table-cell office:value-type="string" table:style-name="ce6">
            <text:p>10 </text:p>
          </table:table-cell>
          <table:table-cell office:value-type="float" office:value="1353004" table:style-name="ce4">
            <text:p>1.353.004</text:p>
          </table:table-cell>
          <table:table-cell office:value-type="string" table:style-name="ce2">
            <text:p> La formación del egresado en Filosofía y Humanidades le permite desarrollarse en el ámbito de los sectores sociales que requieren de una visión holística para el planteamiento y solución de sus problemas, a través de la docencia, de la realización de proyectos académicos y socio-culturales, de la asesoría y consejería para la toma de decisiones estratégicas que contribuyan al desarrollo sustentable de la sociedad</text:p>
          </table:table-cell>
          <table:table-cell table:number-columns-repeated="16375"/>
        </table:table-row>
        <table:table-row table:style-name="ro6">
          <table:table-cell office:value-type="float" office:value="54" table:style-name="ce2">
            <text:p>54</text:p>
          </table:table-cell>
          <table:table-cell office:value-type="string" table:style-name="ce2">
            <text:p>LICENCIATURA EN LENGUAS EXTRANJERAS</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LENGUAS EXTRANJERAS</text:p>
          </table:table-cell>
          <table:table-cell office:value-type="string" table:style-name="ce2">
            <text:p>Ciencias de la Educacion</text:p>
          </table:table-cell>
          <table:table-cell office:value-type="string" table:style-name="ce6">
            <text:p>10 </text:p>
          </table:table-cell>
          <table:table-cell office:value-type="float" office:value="1864633" table:style-name="ce4">
            <text:p>1.864.633</text:p>
          </table:table-cell>
          <table:table-cell office:value-type="string" table:style-name="ce2">
            <text:p>Este programa tiene como objetivo fundamental formar un Licenciado(a) en Lenguas Extranjeras (Inglés-Francés), profesional integral autónomo y creativo de excelente nivel académico, que pueda dar una adecuada orientación en lenguas extranjeras en la educación media, tanto en la académica como en la formación al trabajo, con una visión de la función social del lenguaje; conocedor de la realidad educativa de nuestro país; que realice su actividad académica con conciencia crítica, compromiso ético como persona, con respeto y tolerancia por las ideas ajenas.</text:p>
          </table:table-cell>
          <table:table-cell table:number-columns-repeated="16375"/>
        </table:table-row>
        <table:table-row table:style-name="ro3">
          <table:table-cell office:value-type="float" office:value="55" table:style-name="ce2">
            <text:p>55</text:p>
          </table:table-cell>
          <table:table-cell office:value-type="string" table:style-name="ce2">
            <text:p>LICENCIATURA EN MATEMÁTICAS Y FÍSICA</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MATEMÁTICAS Y FÍSICA</text:p>
          </table:table-cell>
          <table:table-cell office:value-type="string" table:style-name="ce2">
            <text:p>Ciencias de la Educacion</text:p>
          </table:table-cell>
          <table:table-cell office:value-type="string" table:style-name="ce6">
            <text:p>10 </text:p>
          </table:table-cell>
          <table:table-cell office:value-type="float" office:value="1416294" table:style-name="ce4">
            <text:p>1.416.294</text:p>
          </table:table-cell>
          <table:table-cell office:value-type="string" table:style-name="ce2">
            <text:p>La licenciatura con enfásis en matemáticas y fisica tiene como fin promover la generación de espacios de reflexión sobre la interrelación entre ciencia, cultura y sociedad, que resalten la función social tanto de los conocimientos científicos y matemáticos, como de los conocimientos relativos a su enseñanza y aprendizaje, y su potencialidad para intervenir en la transformación de las prácticas culturales</text:p>
          </table:table-cell>
          <table:table-cell table:number-columns-repeated="16375"/>
        </table:table-row>
        <table:table-row table:style-name="ro5">
          <table:table-cell office:value-type="float" office:value="56" table:style-name="ce2">
            <text:p>56</text:p>
          </table:table-cell>
          <table:table-cell office:value-type="string" table:style-name="ce2">
            <text:p>LICENCIATURA EN MÚSICA</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MÚSICA</text:p>
          </table:table-cell>
          <table:table-cell office:value-type="string" table:style-name="ce2">
            <text:p>Ciencias de la Educacion</text:p>
          </table:table-cell>
          <table:table-cell office:value-type="string" table:style-name="ce6">
            <text:p>10 </text:p>
          </table:table-cell>
          <table:table-cell table:style-name="ce7"/>
          <table:table-cell office:value-type="string" table:style-name="ce2">
            <text:p>Es una carrera eminentemente práctica sustentada por una sólida base teórica caracterizada por el desarrollo de habilidades y destrezas físicas e intelectuales, así como el cultivo de la sensibilidad. Para personas con interés por el Arte en general y la música en particular, por transmitir ideas, sentimientos y emociones a través del sonido, por expresarse a sí mismo o por crear una composición en base a material sonoro. Se requiere estar en buenas condiciones físicas, tener buenos hábitos de estudio, ser capaz de establecer una disciplina para práctica musical y ser seguro de sí mismo.</text:p>
            <text:p/>
          </table:table-cell>
          <table:table-cell table:number-columns-repeated="16375"/>
        </table:table-row>
        <table:table-row table:style-name="ro5">
          <table:table-cell office:value-type="float" office:value="57" table:style-name="ce2">
            <text:p>57</text:p>
          </table:table-cell>
          <table:table-cell office:value-type="string" table:style-name="ce2">
            <text:p>LICENCIATURA EN MÚSICA-MEDELLIN</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MÚSICA</text:p>
          </table:table-cell>
          <table:table-cell office:value-type="string" table:style-name="ce2">
            <text:p>Ciencias de la Educacion</text:p>
          </table:table-cell>
          <table:table-cell office:value-type="string" table:style-name="ce6">
            <text:p>10 </text:p>
          </table:table-cell>
          <table:table-cell table:style-name="ce7"/>
          <table:table-cell office:value-type="string" table:style-name="ce2">
            <text:p>Es una carrera eminentemente práctica sustentada por una sólida base teórica caracterizada por el desarrollo de habilidades y destrezas físicas e intelectuales, así como el cultivo de la sensibilidad. Para personas con interés por el Arte en general y la música en particular, por transmitir ideas, sentimientos y emociones a través del sonido, por expresarse a sí mismo o por crear una composición en base a material sonoro. Se requiere estar en buenas condiciones físicas, tener buenos hábitos de estudio, ser capaz de establecer una disciplina para práctica musical y ser seguro de sí mismo.</text:p>
            <text:p/>
          </table:table-cell>
          <table:table-cell table:number-columns-repeated="16375"/>
        </table:table-row>
        <table:table-row table:style-name="ro5">
          <table:table-cell office:value-type="float" office:value="58" table:style-name="ce2">
            <text:p>58</text:p>
          </table:table-cell>
          <table:table-cell office:value-type="string" table:style-name="ce2">
            <text:p>LICENCIATURA EN PEDAGOGIA DE LA MADRE TIERRA</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PEDAGOGIA DE LA MADRE TIERRA</text:p>
          </table:table-cell>
          <table:table-cell office:value-type="string" table:style-name="ce2">
            <text:p>Ciencias de la Educacion</text:p>
          </table:table-cell>
          <table:table-cell office:value-type="string" table:style-name="ce6">
            <text:p>10 </text:p>
          </table:table-cell>
          <table:table-cell table:style-name="ce7"/>
          <table:table-cell office:value-type="string" table:style-name="ce2">
            <text:p>La licenciatura en pedagogía de la madre de la tierra de la universidad de antioquia A pesar de que hay otras universidades del país con pregrados orientados a la etnoeducación, Abadio Green explica que la principal diferencia de estos programas con la licenciatura de Madre Tierra es que este pregrado se construyó colectivamente con las comunidades y se basa en los conocimientos indígenas, no en los occidentales.</text:p>
            <text:p>Aunque se está trabajando inicialmente con comunidades indígenas, toda la propuesta metodológica, pedagógica y política está organizada para adelantarla con comunidades indígenas, campesinas y afrodescendientes.</text:p>
          </table:table-cell>
          <table:table-cell table:number-columns-repeated="16375"/>
        </table:table-row>
        <table:table-row table:style-name="ro10">
          <table:table-cell office:value-type="float" office:value="59" table:style-name="ce2">
            <text:p>59</text:p>
          </table:table-cell>
          <table:table-cell office:value-type="string" table:style-name="ce2">
            <text:p>LICENCIATURA EN PEDAGOGÍA INFANTIL</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PEDAGOGÍA INFANTIL</text:p>
          </table:table-cell>
          <table:table-cell office:value-type="string" table:style-name="ce2">
            <text:p>Ciencias de la Educacion</text:p>
          </table:table-cell>
          <table:table-cell office:value-type="string" table:style-name="ce6">
            <text:p>10 </text:p>
          </table:table-cell>
          <table:table-cell table:style-name="ce7"/>
          <table:table-cell office:value-type="string" table:style-name="ce2">
            <text:p>El Programa de Pedagogía Infantil forma maestros que se conviertan en voceros y promotores del desarrollo integral de la infancia.<text:s/></text:p>
            <text:p/>
            <text:p>Desde los primeros niveles, el programa convierte la práctica en un medio fundamental para la investigación y construcción de conocimiento. Investigación y práctica están soportadas por una sólida formación en los tres campos que constituyen el programa: pedagogía, didáctica y problemáticas propias de la infancia, sobre los cuales se le da al estudiante la posibilidad de conocer diversos enfoques.<text:s/></text:p>
            <text:p/>
            <text:p>El objetivo del Programa de Pedagogía Infantil es formar Pedagogos que tengan la capacidad de hacer lecturas críticas y constructivas a las concepciones políticas, prácticas y problemáticas de la infancia en sus diferentes contextos (culturales, sociales, educativos y pedagógicos), así como identificar su incidencia en la formación de los niños y los adultos significativos.</text:p>
          </table:table-cell>
          <table:table-cell table:number-columns-repeated="16375"/>
        </table:table-row>
        <table:table-row table:style-name="ro4">
          <table:table-cell office:value-type="float" office:value="60" table:style-name="ce2">
            <text:p>60</text:p>
          </table:table-cell>
          <table:table-cell office:value-type="string" table:style-name="ce2">
            <text:p>LICENCIATURA EN TEATRO</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TEATRO</text:p>
          </table:table-cell>
          <table:table-cell office:value-type="string" table:style-name="ce2">
            <text:p>Ciencias de la Educacion</text:p>
          </table:table-cell>
          <table:table-cell office:value-type="string" table:style-name="ce6">
            <text:p>10 </text:p>
          </table:table-cell>
          <table:table-cell table:style-name="ce7"/>
          <table:table-cell office:value-type="string" table:style-name="ce2">
            <text:p>El profesional en actuación se podrá desempeñar en el teatro, en las tablas aplicando sus conocimientos teatrales en espacios convencionales y no convencionales.</text:p>
            <text:p>Este desempeño lo prepara de manera muy sólida para ejercer la actuación en los diferentes escenarios.</text:p>
          </table:table-cell>
          <table:table-cell table:number-columns-repeated="16375"/>
        </table:table-row>
        <table:table-row table:style-name="ro4">
          <table:table-cell office:value-type="float" office:value="61" table:style-name="ce2">
            <text:p>61</text:p>
          </table:table-cell>
          <table:table-cell office:value-type="string" table:style-name="ce2">
            <text:p>LICENCIATURA EN TEATRO - MEDELLIN</text:p>
          </table:table-cell>
          <table:table-cell office:value-type="string" table:style-name="ce2">
            <text:p>no disponible</text:p>
          </table:table-cell>
          <table:table-cell office:value-type="float" office:value="7" table:style-name="ce2">
            <text:p>7</text:p>
          </table:table-cell>
          <table:table-cell office:value-type="string" table:style-name="ce2">
            <text:p>LICENCIADO EN TEATRO</text:p>
          </table:table-cell>
          <table:table-cell office:value-type="string" table:style-name="ce2">
            <text:p>Ciencias de la Educacion</text:p>
          </table:table-cell>
          <table:table-cell office:value-type="string" table:style-name="ce6">
            <text:p>10 </text:p>
          </table:table-cell>
          <table:table-cell table:style-name="ce7"/>
          <table:table-cell office:value-type="string" table:style-name="ce2">
            <text:p>El profesional en actuación se podrá desempeñar en el teatro, en las tablas aplicando sus conocimientos teatrales en espacios convencionales y no convencionales.</text:p>
            <text:p>Este desempeño lo prepara de manera muy sólida para ejercer la actuación en los diferentes escenarios.</text:p>
          </table:table-cell>
          <table:table-cell table:number-columns-repeated="16375"/>
        </table:table-row>
        <table:table-row table:style-name="ro8">
          <table:table-cell office:value-type="float" office:value="62" table:style-name="ce2">
            <text:p>62</text:p>
          </table:table-cell>
          <table:table-cell office:value-type="string" table:style-name="ce2">
            <text:p>MATEMÁTICAS</text:p>
          </table:table-cell>
          <table:table-cell office:value-type="string" table:style-name="ce2">
            <text:p>no disponible</text:p>
          </table:table-cell>
          <table:table-cell office:value-type="float" office:value="7" table:style-name="ce2">
            <text:p>7</text:p>
          </table:table-cell>
          <table:table-cell office:value-type="string" table:style-name="ce2">
            <text:p>MATEMÁTICO</text:p>
          </table:table-cell>
          <table:table-cell office:value-type="string" table:style-name="ce2">
            <text:p>Ciencias Naturales y Matematicas</text:p>
          </table:table-cell>
          <table:table-cell office:value-type="string" table:style-name="ce6">
            <text:p>10 </text:p>
          </table:table-cell>
          <table:table-cell office:value-type="float" office:value="1988967" table:style-name="ce4">
            <text:p>1.988.967</text:p>
          </table:table-cell>
          <table:table-cell office:value-type="string" table:style-name="ce5">
            <text:p>La misión fundamental del Programa de Matemáticas es formar, promover, promulgar y desarrollar el conocimiento matemático puro e interdisciplinario no sólo para la región sino también en el país, mediante un programa académico de alta calidad que fortalezca la disciplina matemática a todos los niveles y en diferentes carreras. El Programa en Matemáticas tiene, también, como misión la formación de profesionales idóneos en las áreas fundamentales de la Matemática, en la introducción a la investigación básica e interdisciplinaria y a la docencia universitaria. De esta manera, el programa promueve y orienta permanentemente el espíritu investigativo, la disciplina de trabajo, el aprecio por los valores científicos, éticos y civiles, en procura de entregar a la sociedad profesionales con altas calidades académicas y humanas</text:p>
          </table:table-cell>
          <table:table-cell table:number-columns-repeated="16375"/>
        </table:table-row>
        <table:table-row table:style-name="ro5">
          <table:table-cell office:value-type="float" office:value="63" table:style-name="ce2">
            <text:p>63</text:p>
          </table:table-cell>
          <table:table-cell office:value-type="string" table:style-name="ce2">
            <text:p>MEDICINA</text:p>
          </table:table-cell>
          <table:table-cell office:value-type="string" table:style-name="ce2">
            <text:p>no disponible</text:p>
          </table:table-cell>
          <table:table-cell office:value-type="float" office:value="7" table:style-name="ce2">
            <text:p>7</text:p>
          </table:table-cell>
          <table:table-cell office:value-type="string" table:style-name="ce2">
            <text:p>MÉDICO</text:p>
          </table:table-cell>
          <table:table-cell office:value-type="string" table:style-name="ce2">
            <text:p>Ciencias de la salud</text:p>
          </table:table-cell>
          <table:table-cell office:value-type="string" table:style-name="ce6">
            <text:p>13 </text:p>
          </table:table-cell>
          <table:table-cell office:value-type="float" office:value="2946064" table:style-name="ce4">
            <text:p>2.946.064</text:p>
          </table:table-cell>
          <table:table-cell office:value-type="string" table:style-name="ce2">
            <text:p>La comunidad universitaria de la Facultad de Medicina de la Universidad de Antioquia aspira a formar excelentes médicos generales que: -Sean profesionales integros en el ser y en el hacer, autónomos, reflexivos, críticos, que sepan escuchar, cuestionar y disfrutar. -Muestren capacidad de trabajar en forma interdiciplinaria para intervenir en el proceso salud/enfermedad en el ser humano desde la promoción, prevención, tratamiento y rehabilitación, con el fin de actuar como agentes de cambio para mejorar la calidad de vida de la comunidad. -Propendan a las relaciones democráticas y éticas con las personas y con la sociedad</text:p>
          </table:table-cell>
          <table:table-cell table:number-columns-repeated="16375"/>
        </table:table-row>
        <table:table-row table:style-name="ro1">
          <table:table-cell office:value-type="float" office:value="64" table:style-name="ce2">
            <text:p>64</text:p>
          </table:table-cell>
          <table:table-cell office:value-type="string" table:style-name="ce2">
            <text:p>MEDICINA VETERINARIA</text:p>
          </table:table-cell>
          <table:table-cell office:value-type="string" table:style-name="ce2">
            <text:p>no disponible</text:p>
          </table:table-cell>
          <table:table-cell office:value-type="float" office:value="7" table:style-name="ce2">
            <text:p>7</text:p>
          </table:table-cell>
          <table:table-cell office:value-type="string" table:style-name="ce2">
            <text:p>MÉDICO VETERINARIO</text:p>
          </table:table-cell>
          <table:table-cell office:value-type="string" table:style-name="ce2">
            <text:p>Ciencias de la Salud</text:p>
          </table:table-cell>
          <table:table-cell office:value-type="string" table:style-name="ce6">
            <text:p>10 </text:p>
          </table:table-cell>
          <table:table-cell office:value-type="float" office:value="1517752" table:style-name="ce4">
            <text:p>1.517.752</text:p>
          </table:table-cell>
          <table:table-cell office:value-type="string" table:style-name="ce2">
            <text:p>El objeto de estudio de la Medicina Veterinaria es la Salud Animal y la Salud Pública</text:p>
          </table:table-cell>
          <table:table-cell table:number-columns-repeated="16375"/>
        </table:table-row>
        <table:table-row table:style-name="ro6">
          <table:table-cell office:value-type="float" office:value="65" table:style-name="ce2">
            <text:p>65</text:p>
          </table:table-cell>
          <table:table-cell office:value-type="string" table:style-name="ce2">
            <text:p>MICROBIOLOGÍA INDUSTRIAL Y AMBIENTAL</text:p>
          </table:table-cell>
          <table:table-cell office:value-type="string" table:style-name="ce2">
            <text:p>no disponible</text:p>
          </table:table-cell>
          <table:table-cell office:value-type="float" office:value="7" table:style-name="ce2">
            <text:p>7</text:p>
          </table:table-cell>
          <table:table-cell office:value-type="string" table:style-name="ce2">
            <text:p>MICROBIÓLOGO INDUSTRIAL Y AMBIENTAL</text:p>
          </table:table-cell>
          <table:table-cell office:value-type="string" table:style-name="ce2">
            <text:p>Ciencias Naturales y Matematicas</text:p>
          </table:table-cell>
          <table:table-cell office:value-type="string" table:style-name="ce6">
            <text:p>10 </text:p>
          </table:table-cell>
          <table:table-cell office:value-type="float" office:value="1353651" table:style-name="ce4">
            <text:p>1.353.651</text:p>
          </table:table-cell>
          <table:table-cell office:value-type="string" table:style-name="ce2">
            <text:p/>
            <text:p>Las áreas de actuación de los egresados son todas aquellas en las que aísla, identifica, caracteriza, mejora y conserva microorganismos para el diseño, optimización de procesos y desarrollo de productos en los campos ambiental, industrial, agrícola, veterinario y biomédico. Esta en capacidad de:</text:p>
            <text:p><text:s/>Identificar, plantear y desarrollar proyectos de investigación básica y aplicada desde la perspectiva de la microbiología.</text:p>
          </table:table-cell>
          <table:table-cell table:number-columns-repeated="16375"/>
        </table:table-row>
        <table:table-row table:style-name="ro3">
          <table:table-cell office:value-type="float" office:value="66" table:style-name="ce2">
            <text:p>66</text:p>
          </table:table-cell>
          <table:table-cell office:value-type="string" table:style-name="ce2">
            <text:p>MICROBIOLOGÍA Y BIOANÁLISIS</text:p>
          </table:table-cell>
          <table:table-cell office:value-type="string" table:style-name="ce2">
            <text:p>no disponible</text:p>
          </table:table-cell>
          <table:table-cell office:value-type="float" office:value="7" table:style-name="ce2">
            <text:p>7</text:p>
          </table:table-cell>
          <table:table-cell office:value-type="string" table:style-name="ce2">
            <text:p>MICROBIÓLOGO Y BIOANALISTA</text:p>
          </table:table-cell>
          <table:table-cell office:value-type="string" table:style-name="ce2">
            <text:p>Ciencias Naturales y Matematicas</text:p>
          </table:table-cell>
          <table:table-cell office:value-type="string" table:style-name="ce6">
            <text:p>10 </text:p>
          </table:table-cell>
          <table:table-cell office:value-type="float" office:value="1845273" table:style-name="ce4">
            <text:p>1.845.273</text:p>
          </table:table-cell>
          <table:table-cell office:value-type="string" table:style-name="ce2">
            <text:p>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text:p>
          </table:table-cell>
          <table:table-cell table:number-columns-repeated="16375"/>
        </table:table-row>
        <table:table-row table:style-name="ro6">
          <table:table-cell office:value-type="float" office:value="67" table:style-name="ce2">
            <text:p>67</text:p>
          </table:table-cell>
          <table:table-cell office:value-type="string" table:style-name="ce2">
            <text:p>MÚSICA - CANTO</text:p>
          </table:table-cell>
          <table:table-cell office:value-type="string" table:style-name="ce2">
            <text:p>no disponible</text:p>
          </table:table-cell>
          <table:table-cell office:value-type="float" office:value="7" table:style-name="ce2">
            <text:p>7</text:p>
          </table:table-cell>
          <table:table-cell office:value-type="string" table:style-name="ce2">
            <text:p>MAESTRO EN CANTO</text:p>
          </table:table-cell>
          <table:table-cell office:value-type="string" table:style-name="ce2">
            <text:p>Artes</text:p>
          </table:table-cell>
          <table:table-cell office:value-type="string" table:style-name="ce6">
            <text:p>8 </text:p>
          </table:table-cell>
          <table:table-cell office:value-type="float" office:value="1371000" table:style-name="ce4">
            <text:p>1.371.000</text:p>
          </table:table-cell>
          <table:table-cell office:value-type="string" table:style-name="ce2">
            <text:p>Dirigido a aspirantes con un talento vocal sobresaliente e inclinación hacia la formación profesional como cantante. El estudiante del programa música Canto deberá tener la vocación y la aptitud que se requieren para conseguir una sólida formación vocal y el dominio de un amplio repertorio. Contará con una asesoría permanente en el manejo sano y flexible de la voz, buscando el desarrollo de una técnica que este en función, de una interpretación destacada. Se desempeñará como solista en los espacios pertinentes para cantantes profesionales en canto lírico o popular</text:p>
          </table:table-cell>
          <table:table-cell table:number-columns-repeated="16375"/>
        </table:table-row>
        <table:table-row table:style-name="ro4">
          <table:table-cell office:value-type="float" office:value="68" table:style-name="ce2">
            <text:p>68</text:p>
          </table:table-cell>
          <table:table-cell office:value-type="string" table:style-name="ce2">
            <text:p>MÚSICA INSTRUMENTO</text:p>
          </table:table-cell>
          <table:table-cell office:value-type="string" table:style-name="ce2">
            <text:p>no disponible</text:p>
          </table:table-cell>
          <table:table-cell office:value-type="float" office:value="7" table:style-name="ce2">
            <text:p>7</text:p>
          </table:table-cell>
          <table:table-cell office:value-type="string" table:style-name="ce2">
            <text:p>MAESTRO EN INSTRUMENTO</text:p>
          </table:table-cell>
          <table:table-cell office:value-type="string" table:style-name="ce2">
            <text:p>Artes</text:p>
          </table:table-cell>
          <table:table-cell office:value-type="string" table:style-name="ce6">
            <text:p>10 </text:p>
          </table:table-cell>
          <table:table-cell office:value-type="float" office:value="1650149" table:style-name="ce4">
            <text:p>1.650.149</text:p>
          </table:table-cell>
          <table:table-cell office:value-type="string" table:style-name="ce2">
            <text:p><text:s/>Este programa está dirigido a personas con un talento sobresaliente, un conocimiento previo y una inclinación al estudio profesional de un instrumento musical (Solo en ciudad universitaria). Se ofrece una sólida formación instrumental individual y grupal que le permitan desempeñarse como solista y como integrante de conjuntos instrumentales.</text:p>
          </table:table-cell>
          <table:table-cell table:number-columns-repeated="16375"/>
        </table:table-row>
        <table:table-row table:style-name="ro4">
          <table:table-cell office:value-type="float" office:value="69" table:style-name="ce2">
            <text:p>69</text:p>
          </table:table-cell>
          <table:table-cell office:value-type="string" table:style-name="ce2">
            <text:p>NUTRICIÓN Y DIETÉTICA</text:p>
          </table:table-cell>
          <table:table-cell office:value-type="string" table:style-name="ce2">
            <text:p>no disponible</text:p>
          </table:table-cell>
          <table:table-cell office:value-type="float" office:value="7" table:style-name="ce2">
            <text:p>7</text:p>
          </table:table-cell>
          <table:table-cell office:value-type="string" table:style-name="ce2">
            <text:p>NUTRICIONISTA DIETISTA</text:p>
          </table:table-cell>
          <table:table-cell office:value-type="string" table:style-name="ce2">
            <text:p>Ciencias de la Salud</text:p>
          </table:table-cell>
          <table:table-cell office:value-type="string" table:style-name="ce6">
            <text:p>10 </text:p>
          </table:table-cell>
          <table:table-cell office:value-type="float" office:value="1807130" table:style-name="ce4">
            <text:p>1.807.130</text:p>
          </table:table-cell>
          <table:table-cell office:value-type="string" table:style-name="ce2">
            <text:p>El programa de nutricion y dietetica de la universidad de Antioquia tiene como objetivo formar profesionales que contribuyan a la solución de los problemas alimentarios y nutricionales de la comunidad regional, nacional y latinoamericana</text:p>
          </table:table-cell>
          <table:table-cell table:number-columns-repeated="16375"/>
        </table:table-row>
        <table:table-row table:style-name="ro1">
          <table:table-cell office:value-type="float" office:value="70" table:style-name="ce2">
            <text:p>70</text:p>
          </table:table-cell>
          <table:table-cell office:value-type="string" table:style-name="ce2">
            <text:p>ODONTOLOGÍA</text:p>
          </table:table-cell>
          <table:table-cell office:value-type="string" table:style-name="ce2">
            <text:p>no disponible</text:p>
          </table:table-cell>
          <table:table-cell office:value-type="float" office:value="7" table:style-name="ce2">
            <text:p>7</text:p>
          </table:table-cell>
          <table:table-cell office:value-type="string" table:style-name="ce2">
            <text:p>ODONTÓLOGO (A)</text:p>
          </table:table-cell>
          <table:table-cell office:value-type="string" table:style-name="ce2">
            <text:p>Ciencias de la Salud</text:p>
          </table:table-cell>
          <table:table-cell office:value-type="string" table:style-name="ce6">
            <text:p>10 </text:p>
          </table:table-cell>
          <table:table-cell office:value-type="float" office:value="1675125" table:style-name="ce4">
            <text:p>1.675.125</text:p>
          </table:table-cell>
          <table:table-cell office:value-type="string" table:style-name="ce2">
            <text:p>El cirujano dentista del siglo XXI debe poseer competencias que vayan más allá de las habilidades propias de la profesión para realizar un trabajo de excelencia.</text:p>
          </table:table-cell>
          <table:table-cell table:number-columns-repeated="16375"/>
        </table:table-row>
        <table:table-row table:style-name="ro4">
          <table:table-cell office:value-type="float" office:value="71" table:style-name="ce2">
            <text:p>71</text:p>
          </table:table-cell>
          <table:table-cell office:value-type="string" table:style-name="ce2">
            <text:p>PERIODISMO</text:p>
          </table:table-cell>
          <table:table-cell office:value-type="string" table:style-name="ce2">
            <text:p>no disponible</text:p>
          </table:table-cell>
          <table:table-cell office:value-type="float" office:value="7" table:style-name="ce2">
            <text:p>7</text:p>
          </table:table-cell>
          <table:table-cell office:value-type="string" table:style-name="ce2">
            <text:p>PERIODISTA</text:p>
          </table:table-cell>
          <table:table-cell office:value-type="string" table:style-name="ce2">
            <text:p>Ciencias Sociales y Humanas</text:p>
          </table:table-cell>
          <table:table-cell office:value-type="string" table:style-name="ce6">
            <text:p>8 </text:p>
          </table:table-cell>
          <table:table-cell office:value-type="float" office:value="1645236" table:style-name="ce4">
            <text:p>1.645.236</text:p>
          </table:table-cell>
          <table:table-cell office:value-type="string" table:style-name="ce2">
            <text:p>El periodismo como ejercicio profesional cumple la función de darle vida a los derechos básicos ciudadanos de las libertades de expresión, información y prensa. </text:p>
          </table:table-cell>
          <table:table-cell table:number-columns-repeated="16375"/>
        </table:table-row>
        <table:table-row table:style-name="ro4">
          <table:table-cell office:value-type="float" office:value="72" table:style-name="ce2">
            <text:p>72</text:p>
          </table:table-cell>
          <table:table-cell office:value-type="string" table:style-name="ce2">
            <text:p>PSICOLOGÍA</text:p>
          </table:table-cell>
          <table:table-cell office:value-type="string" table:style-name="ce2">
            <text:p>no disponible</text:p>
          </table:table-cell>
          <table:table-cell office:value-type="float" office:value="7" table:style-name="ce2">
            <text:p>7</text:p>
          </table:table-cell>
          <table:table-cell office:value-type="string" table:style-name="ce2">
            <text:p>PSICÓLOGO</text:p>
          </table:table-cell>
          <table:table-cell office:value-type="string" table:style-name="ce2">
            <text:p>Ciencias Sociales y Humanas</text:p>
          </table:table-cell>
          <table:table-cell office:value-type="string" table:style-name="ce6">
            <text:p>10 </text:p>
          </table:table-cell>
          <table:table-cell office:value-type="float" office:value="1576415" table:style-name="ce4">
            <text:p>1.576.415</text:p>
          </table:table-cell>
          <table:table-cell office:value-type="string" table:style-name="ce2">
            <text:p>El programa de Psicología de la Universidad de Antioquia se ocupa de estudiar las principales teorías sobre los procesos psicológicos a partir de principios científicos, éticos y socio-humanísticos. De esta forma, pretende orientar la reflexión académica, la praxis y la actitud investigativa en los diversos campos de acción de la psicología.</text:p>
          </table:table-cell>
          <table:table-cell table:number-columns-repeated="16375"/>
        </table:table-row>
        <table:table-row table:style-name="ro9">
          <table:table-cell office:value-type="float" office:value="73" table:style-name="ce2">
            <text:p>73</text:p>
          </table:table-cell>
          <table:table-cell office:value-type="string" table:style-name="ce2">
            <text:p>QUÍMICA</text:p>
          </table:table-cell>
          <table:table-cell office:value-type="string" table:style-name="ce2">
            <text:p>no disponible</text:p>
          </table:table-cell>
          <table:table-cell office:value-type="float" office:value="7" table:style-name="ce2">
            <text:p>7</text:p>
          </table:table-cell>
          <table:table-cell office:value-type="string" table:style-name="ce2">
            <text:p>QUÍMICO</text:p>
          </table:table-cell>
          <table:table-cell office:value-type="string" table:style-name="ce2">
            <text:p>Ciencias Naturales y Matematicas</text:p>
          </table:table-cell>
          <table:table-cell office:value-type="string" table:style-name="ce6">
            <text:p>10 </text:p>
          </table:table-cell>
          <table:table-cell office:value-type="float" office:value="1942901" table:style-name="ce4">
            <text:p>1.942.901</text:p>
          </table:table-cell>
          <table:table-cell office:value-type="string" table:style-name="ce2">
            <text:p>El quimico de la universidad de Antioquia se caracteriza por Realizar estudios, investigaciones <text:s/>y <text:s/>asesoramiento referidos <text:s/>a <text:s/>las <text:s/>sustancias constitutivas <text:s/>de la materia, sus combinaciones, <text:s/>sus estructuras y propiedades, variaciones, leyes y procesos que rigen sus transformaciones y comportamientos, analizando las condiciones óptimas para los mismos.</text:p>
            <text:p>​Realizar <text:s/>análisis <text:s/>y ensayos <text:s/>químicos <text:s/>y fisicoquímicos <text:s/>de materiales <text:s/>puros o mezclas de origen natural o artificial para determinar su composición, estructura y propiedades destinados al desarrollo de nuevos materiales.</text:p>
            <text:p>Programar, dirigir, coordinar, supervisar, ejecutar y evaluar las actividades que se <text:s/>desarrollen en un laboratorio <text:s/>donde se realicen análisis, ensayos, síntesis o elaboración de sustancias, control de producción, tareas de investigación y desarrollo correspondientes.</text:p>
          </table:table-cell>
          <table:table-cell table:number-columns-repeated="16375"/>
        </table:table-row>
        <table:table-row table:style-name="ro5">
          <table:table-cell office:value-type="float" office:value="74" table:style-name="ce2">
            <text:p>74</text:p>
          </table:table-cell>
          <table:table-cell office:value-type="string" table:style-name="ce2">
            <text:p>QUÍMICA FARMACÉUTICA</text:p>
          </table:table-cell>
          <table:table-cell office:value-type="string" table:style-name="ce2">
            <text:p>no disponible</text:p>
          </table:table-cell>
          <table:table-cell office:value-type="float" office:value="7" table:style-name="ce2">
            <text:p>7</text:p>
          </table:table-cell>
          <table:table-cell office:value-type="string" table:style-name="ce2">
            <text:p>QUÍMICO FARMACÉUTICO</text:p>
          </table:table-cell>
          <table:table-cell office:value-type="string" table:style-name="ce2">
            <text:p>Ciencias de la Salud</text:p>
          </table:table-cell>
          <table:table-cell office:value-type="string" table:style-name="ce6">
            <text:p>10 </text:p>
          </table:table-cell>
          <table:table-cell office:value-type="float" office:value="2249593" table:style-name="ce4">
            <text:p>2.249.593</text:p>
          </table:table-cell>
          <table:table-cell office:value-type="string" table:style-name="ce2">
            <text:p>La Química Farmacéutica es la rama de este campo de estudio que se puede tildar deterapéutica ya que comprende el análisis, estudio, búsqueda y sintonización decompuestos orgánicos e inorgánicos para ser utilizados en la medicina. La química farmacéutica es una de las aplicaciones más directas en la sociedad, ya que su impacto en esta es tan importante que representa una de las primeras variantes que se analizan a la hora de encontrar un nuevo elemento o componente en la naturales, Básicamente es preguntarse si lo nuevo que se está consiguiendo o sintetizando sirve como tratamiento para alguna enfermedad.</text:p>
          </table:table-cell>
          <table:table-cell table:number-columns-repeated="16375"/>
        </table:table-row>
        <table:table-row table:style-name="ro3">
          <table:table-cell office:value-type="float" office:value="75" table:style-name="ce2">
            <text:p>75</text:p>
          </table:table-cell>
          <table:table-cell office:value-type="string" table:style-name="ce2">
            <text:p>SOCIOLOGÍA</text:p>
          </table:table-cell>
          <table:table-cell office:value-type="string" table:style-name="ce2">
            <text:p>no disponible</text:p>
          </table:table-cell>
          <table:table-cell office:value-type="float" office:value="7" table:style-name="ce2">
            <text:p>7</text:p>
          </table:table-cell>
          <table:table-cell office:value-type="string" table:style-name="ce2">
            <text:p>SOCIÓLOGO</text:p>
          </table:table-cell>
          <table:table-cell office:value-type="string" table:style-name="ce2">
            <text:p>Ciencias Sociales y Humanas</text:p>
          </table:table-cell>
          <table:table-cell office:value-type="string" table:style-name="ce6">
            <text:p>8 </text:p>
          </table:table-cell>
          <table:table-cell office:value-type="float" office:value="1876603" table:style-name="ce4">
            <text:p>1.876.603</text:p>
          </table:table-cell>
          <table:table-cell office:value-type="string" table:style-name="ce2">
            <text:p>El Departamento de Sociología de la Universidad de Antioquia es un espacio académico para la formación de sociólogos destinado a producir y a enriquecer el pensamiento sociológico, a generar interpretaciones y análisis de la realidad social nacional e internacional, desde la perspectiva de un saber que se apoya en su tradición crítica buscando afianzar la democracia, mejorar la calidad de vida e impulsar el desarrollo sostenible para la sociedad colombiana.</text:p>
          </table:table-cell>
          <table:table-cell table:number-columns-repeated="16375"/>
        </table:table-row>
        <table:table-row table:style-name="ro5">
          <table:table-cell office:value-type="float" office:value="76" table:style-name="ce2">
            <text:p>76</text:p>
          </table:table-cell>
          <table:table-cell office:value-type="string" table:style-name="ce2">
            <text:p>TRABAJO SOCIAL</text:p>
          </table:table-cell>
          <table:table-cell office:value-type="string" table:style-name="ce2">
            <text:p>no disponible</text:p>
          </table:table-cell>
          <table:table-cell office:value-type="float" office:value="7" table:style-name="ce2">
            <text:p>7</text:p>
          </table:table-cell>
          <table:table-cell office:value-type="string" table:style-name="ce2">
            <text:p>TRABAJADOR SOCIAL</text:p>
          </table:table-cell>
          <table:table-cell office:value-type="string" table:style-name="ce2">
            <text:p>Ciencias Sociales y Humanas</text:p>
          </table:table-cell>
          <table:table-cell office:value-type="string" table:style-name="ce6">
            <text:p>10 </text:p>
          </table:table-cell>
          <table:table-cell office:value-type="float" office:value="1620589" table:style-name="ce4">
            <text:p>1.620.589</text:p>
          </table:table-cell>
          <table:table-cell office:value-type="string" table:style-name="ce2">
            <text:p>El Departamento de Trabajo Social forma profesionales en Trabajo Social, humanistas y autónomos, con visión global del mundo, capaces de aportar al conocimiento y al desarrollo humano y social, con responsabilidad ética y sentido democrático. A través de la Docencia, la Investigación y la Extensión, soportados en una sólida fundamentación teórica, metodológica y técnica, se desarrolla en la comunidad académica la capacidad analítica, la creatividad y el estímulo del trabajo interdisciplinario. Interactúa con redes y organismos del sector social, fortaleciendo la comunidad científica y académica local, regional, nacional e internacional.</text:p>
          </table:table-cell>
          <table:table-cell table:number-columns-repeated="16375"/>
        </table:table-row>
        <table:table-row table:style-name="ro6">
          <table:table-cell office:value-type="float" office:value="77" table:style-name="ce2">
            <text:p>77</text:p>
          </table:table-cell>
          <table:table-cell office:value-type="string" table:style-name="ce2">
            <text:p>TRADUCCIÓN INGLÉS - FRANCÉS - ESPAÑOL</text:p>
          </table:table-cell>
          <table:table-cell office:value-type="string" table:style-name="ce2">
            <text:p>no disponible</text:p>
          </table:table-cell>
          <table:table-cell office:value-type="float" office:value="7" table:style-name="ce2">
            <text:p>7</text:p>
          </table:table-cell>
          <table:table-cell office:value-type="string" table:style-name="ce2">
            <text:p>TRADUCTOR INGLÉS - FRANCÉS - ESPAÑOL</text:p>
          </table:table-cell>
          <table:table-cell office:value-type="string" table:style-name="ce2">
            <text:p>Ciencias de la Educacion</text:p>
          </table:table-cell>
          <table:table-cell office:value-type="string" table:style-name="ce6">
            <text:p>8 </text:p>
          </table:table-cell>
          <table:table-cell office:value-type="float" office:value="1570084" table:style-name="ce4">
            <text:p>1.570.084</text:p>
          </table:table-cell>
          <table:table-cell office:value-type="string" table:style-name="ce2">
            <text:p>El egresado del programa Traducción inglés-francés-español está preparado para traducir de manera escrita en las lenguas de formación. Posee conocimiento en las nuevas tecnologías de la información y de la comunicación, así como de la terminología y la documentación como herramientas fundamentales para las labores específicas de traducción. En el área de la investigación, se integra a grupos interdisciplinarios, genera y ejecuta proyectos de investigación que tengan como objeto la generación de conocimientos y la solución de problemas del área del saber.</text:p>
          </table:table-cell>
          <table:table-cell table:number-columns-repeated="16375"/>
        </table:table-row>
        <table:table-row table:style-name="ro4">
          <table:table-cell office:value-type="float" office:value="78" table:style-name="ce2">
            <text:p>78</text:p>
          </table:table-cell>
          <table:table-cell office:value-type="string" table:style-name="ce2">
            <text:p>ZOOTECNIA</text:p>
          </table:table-cell>
          <table:table-cell office:value-type="string" table:style-name="ce2">
            <text:p>no disponible</text:p>
          </table:table-cell>
          <table:table-cell office:value-type="float" office:value="7" table:style-name="ce2">
            <text:p>7</text:p>
          </table:table-cell>
          <table:table-cell office:value-type="string" table:style-name="ce2">
            <text:p>ZOOTECNISTA</text:p>
          </table:table-cell>
          <table:table-cell office:value-type="string" table:style-name="ce2">
            <text:p>Ciencias Ambientales</text:p>
          </table:table-cell>
          <table:table-cell office:value-type="string" table:style-name="ce6">
            <text:p>10 </text:p>
          </table:table-cell>
          <table:table-cell office:value-type="float" office:value="1440750" table:style-name="ce4">
            <text:p>1.440.750</text:p>
          </table:table-cell>
          <table:table-cell office:value-type="string" table:style-name="ce2">
            <text:p>La zootecnia es una ciencia que estudia diversos parámetros para el mejor aprovechamiento de los animales domésticos y silvestres, pero siempre teniendo en cuenta el bienestar animal ante todo y si estos serán útiles al hombre con la finalidad de obtener el máximo rendimiento, administrando los recursos adecuadamente bajo criterios de sostenibilidad.</text:p>
          </table:table-cell>
          <table:table-cell table:number-columns-repeated="16375"/>
        </table:table-row>
        <table:table-row table:style-name="ro11">
          <table:table-cell table:number-columns-repeated="16384"/>
        </table:table-row>
        <table:table-row table:style-name="ro11">
          <table:table-cell table:number-columns-repeated="5"/>
          <table:table-cell office:value-type="string" table:style-name="ce2">
            <text:p><text:s text:c="2"/></text:p>
          </table:table-cell>
          <table:table-cell table:number-columns-repeated="16378"/>
        </table:table-row>
        <table:table-row table:number-rows-repeated="1048495"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currency-style style:name="N36P0" number:language="es" number:country="CO">
      <number:currency-symbol number:language="es" number:country="CO">$</number:currency-symbol>
      <number:number number:decimal-places="2" number:min-integer-digits="1" number:grouping="true"/>
    </number:currency-style>
    <number:currency-style style:name="N36" number:language="es" number:country="CO">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aura  Vargas</meta:initial-creator>
    <dc:creator>Daniel Velásquez</dc:creator>
    <meta:creation-date>2014-11-23T00:33:34Z</meta:creation-date>
    <dc:date>2014-11-25T03:39:13Z</dc:date>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